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165in"/>
    </style:style>
    <style:style style:name="co2" style:family="table-column">
      <style:table-column-properties fo:break-before="auto" style:column-width="1.7693in"/>
    </style:style>
    <style:style style:name="co3" style:family="table-column">
      <style:table-column-properties fo:break-before="auto" style:column-width="1.4201in"/>
    </style:style>
    <style:style style:name="co4" style:family="table-column">
      <style:table-column-properties fo:break-before="auto" style:column-width="1.3102in"/>
    </style:style>
    <style:style style:name="co5" style:family="table-column">
      <style:table-column-properties fo:break-before="auto" style:column-width="3.233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ra_text</text:p>
          </table:table-cell>
          <table:table-cell office:value-type="string">
            <text:p>dec_text</text:p>
          </table:table-cell>
          <table:table-cell office:value-type="string">
            <text:p>ra_dec</text:p>
          </table:table-cell>
          <table:table-cell office:value-type="string">
            <text:p>dec_dec</text:p>
          </table:table-cell>
          <table:table-cell office:value-type="string">
            <text:p>url</text:p>
          </table:table-cell>
        </table:table-row>
        <table:table-row table:style-name="ro1">
          <table:table-cell office:value-type="string">
            <text:p>Gamma Velorum</text:p>
          </table:table-cell>
          <table:table-cell office:value-type="string">
            <text:p>Wolf-Rayet</text:p>
          </table:table-cell>
          <table:table-cell office:value-type="string">
            <text:p>08h 09m 31.95013s</text:p>
          </table:table-cell>
          <table:table-cell office:value-type="string">
            <text:p>–47° 20′ 11.7108″ </text:p>
          </table:table-cell>
          <table:table-cell table:formula="of:=(VALUE(MID([.C2]; 1; 2))*15)+VALUE(MID([.C2]; 5; 2))*(15/60)+(VALUE(MID([.C2]; 9; 8))*(16/60/60))" office:value-type="float" office:value="122.392000577778">
            <text:p>122.3920005778</text:p>
          </table:table-cell>
          <table:table-cell table:formula="of:=VALUE(MID(SUBSTITUTE(SUBSTITUTE([.D2]; &quot;−&quot;; &quot;-&quot;); &quot;–&quot;; &quot;-&quot;); 1; 3)) + (VALUE(MID([.D2]; 6; 2))*(15/60)) + (VALUE(MID([.D2]; 10; 7))*(15/60/60))" office:value-type="float" office:value="-41.951205">
            <text:p>-41.951205</text:p>
          </table:table-cell>
          <table:table-cell office:value-type="string">
            <text:p>https://en.wikipedia.org/wiki/Gamma_Velorum</text:p>
          </table:table-cell>
        </table:table-row>
        <table:table-row table:style-name="ro1">
          <table:table-cell office:value-type="string">
            <text:p>Theta Muscae</text:p>
          </table:table-cell>
          <table:table-cell office:value-type="string">
            <text:p>Wolf-Rayet</text:p>
          </table:table-cell>
          <table:table-cell office:value-type="string">
            <text:p>13h 08m 07.15286s </text:p>
          </table:table-cell>
          <table:table-cell office:value-type="string">
            <text:p>−65° 18′ 21.6819″</text:p>
          </table:table-cell>
          <table:table-cell table:formula="of:=(VALUE(MID([.C3]; 1; 2))*15)+VALUE(MID([.C3]; 5; 2))*(15/60)+(VALUE(MID([.C3]; 9; 8))*(16/60/60))" office:value-type="float" office:value="197.031790488889">
            <text:p>197.0317904889</text:p>
          </table:table-cell>
          <table:table-cell table:formula="of:=VALUE(MID(SUBSTITUTE(SUBSTITUTE([.D3]; &quot;−&quot;; &quot;-&quot;); &quot;–&quot;; &quot;-&quot;); 1; 3)) + (VALUE(MID([.D3]; 6; 2))*(15/60)) + (VALUE(MID([.D3]; 10; 7))*(15/60/60))" office:value-type="float" office:value="-60.40965875">
            <text:p>-60.40965875</text:p>
          </table:table-cell>
          <table:table-cell office:value-type="string">
            <text:p>https://en.wikipedia.org/wiki/Theta_Muscae</text:p>
          </table:table-cell>
        </table:table-row>
        <table:table-row table:style-name="ro1">
          <table:table-cell office:value-type="string">
            <text:p>R136a1</text:p>
          </table:table-cell>
          <table:table-cell office:value-type="string">
            <text:p>Wolf-Rayet</text:p>
          </table:table-cell>
          <table:table-cell office:value-type="string">
            <text:p>05h 38m 42.39000s</text:p>
          </table:table-cell>
          <table:table-cell office:value-type="string">
            <text:p>−69° 06′ 02.9100″ </text:p>
          </table:table-cell>
          <table:table-cell table:formula="of:=(VALUE(MID([.C4]; 1; 2))*15)+VALUE(MID([.C4]; 5; 2))*(15/60)+(VALUE(MID([.C4]; 9; 8))*(16/60/60))" office:value-type="float" office:value="84.6884">
            <text:p>84.6884</text:p>
          </table:table-cell>
          <table:table-cell table:formula="of:=VALUE(MID(SUBSTITUTE(SUBSTITUTE([.D4]; &quot;−&quot;; &quot;-&quot;); &quot;–&quot;; &quot;-&quot;); 1; 3)) + (VALUE(MID([.D4]; 6; 2))*(15/60)) + (VALUE(MID([.D4]; 10; 7))*(15/60/60))" office:value-type="float" office:value="-67.487875">
            <text:p>-67.487875</text:p>
          </table:table-cell>
          <table:table-cell office:value-type="string">
            <text:p>https://en.wikipedia.org/wiki/R136a1</text:p>
          </table:table-cell>
        </table:table-row>
        <table:table-row table:style-name="ro1">
          <table:table-cell office:value-type="string">
            <text:p>Tarantula Nebula</text:p>
          </table:table-cell>
          <table:table-cell office:value-type="string">
            <text:p>Wolf-Rayet</text:p>
          </table:table-cell>
          <table:table-cell office:value-type="string">
            <text:p>05h 38m 38.00000s</text:p>
          </table:table-cell>
          <table:table-cell office:value-type="string">
            <text:p>−69° 05′ 29.4000″ </text:p>
          </table:table-cell>
          <table:table-cell table:formula="of:=(VALUE(MID([.C5]; 1; 2))*15)+VALUE(MID([.C5]; 5; 2))*(15/60)+(VALUE(MID([.C5]; 9; 8))*(16/60/60))" office:value-type="float" office:value="84.6688888888889">
            <text:p>84.6688888889</text:p>
          </table:table-cell>
          <table:table-cell table:formula="of:=VALUE(MID(SUBSTITUTE(SUBSTITUTE([.D5]; &quot;−&quot;; &quot;-&quot;); &quot;–&quot;; &quot;-&quot;); 1; 3)) + (VALUE(MID([.D5]; 6; 2))*(15/60)) + (VALUE(MID([.D5]; 10; 7))*(15/60/60))" office:value-type="float" office:value="-67.6275">
            <text:p>-67.6275</text:p>
          </table:table-cell>
          <table:table-cell office:value-type="string">
            <text:p>https://en.wikipedia.org/wiki/Tarantula_Nebula</text:p>
          </table:table-cell>
        </table:table-row>
        <table:table-row table:style-name="ro1">
          <table:table-cell office:value-type="string">
            <text:p>WR 134</text:p>
          </table:table-cell>
          <table:table-cell office:value-type="string">
            <text:p>Wolf-Rayet</text:p>
          </table:table-cell>
          <table:table-cell office:value-type="string">
            <text:p>20h 10m 14.19300s </text:p>
          </table:table-cell>
          <table:table-cell office:value-type="string">
            <text:p>+36° 10′ 35.0700″ </text:p>
          </table:table-cell>
          <table:table-cell table:formula="of:=(VALUE(MID([.C6]; 1; 2))*15)+VALUE(MID([.C6]; 5; 2))*(15/60)+(VALUE(MID([.C6]; 9; 8))*(16/60/60))" office:value-type="float" office:value="302.56308">
            <text:p>302.56308</text:p>
          </table:table-cell>
          <table:table-cell table:formula="of:=VALUE(MID(SUBSTITUTE(SUBSTITUTE([.D6]; &quot;−&quot;; &quot;-&quot;); &quot;–&quot;; &quot;-&quot;); 1; 3)) + (VALUE(MID([.D6]; 6; 2))*(15/60)) + (VALUE(MID([.D6]; 10; 7))*(15/60/60))" office:value-type="float" office:value="38.646125">
            <text:p>38.646125</text:p>
          </table:table-cell>
          <table:table-cell office:value-type="string">
            <text:p>https://en.wikipedia.org/wiki/WR_134</text:p>
          </table:table-cell>
        </table:table-row>
        <table:table-row table:style-name="ro1">
          <table:table-cell office:value-type="string">
            <text:p>WR 135</text:p>
          </table:table-cell>
          <table:table-cell office:value-type="string">
            <text:p>Wolf-Rayet</text:p>
          </table:table-cell>
          <table:table-cell office:value-type="string">
            <text:p>20h 11m 53.52729s </text:p>
          </table:table-cell>
          <table:table-cell office:value-type="string">
            <text:p>+36° 11′ 50.5323″</text:p>
          </table:table-cell>
          <table:table-cell table:formula="of:=(VALUE(MID([.C7]; 1; 2))*15)+VALUE(MID([.C7]; 5; 2))*(15/60)+(VALUE(MID([.C7]; 9; 8))*(16/60/60))" office:value-type="float" office:value="302.987899066667">
            <text:p>302.9878990667</text:p>
          </table:table-cell>
          <table:table-cell table:formula="of:=VALUE(MID(SUBSTITUTE(SUBSTITUTE([.D7]; &quot;−&quot;; &quot;-&quot;); &quot;–&quot;; &quot;-&quot;); 1; 3)) + (VALUE(MID([.D7]; 6; 2))*(15/60)) + (VALUE(MID([.D7]; 10; 7))*(15/60/60))" office:value-type="float" office:value="38.96055125">
            <text:p>38.96055125</text:p>
          </table:table-cell>
          <table:table-cell office:value-type="string">
            <text:p>https://en.wikipedia.org/wiki/WR_135</text:p>
          </table:table-cell>
        </table:table-row>
        <table:table-row table:style-name="ro1">
          <table:table-cell office:value-type="string">
            <text:p>WR 137</text:p>
          </table:table-cell>
          <table:table-cell office:value-type="string">
            <text:p>Wolf-Rayet</text:p>
          </table:table-cell>
          <table:table-cell office:value-type="string">
            <text:p>20h 14m 31.76669s</text:p>
          </table:table-cell>
          <table:table-cell office:value-type="string">
            <text:p>+36° 39′ 39.5982″ </text:p>
          </table:table-cell>
          <table:table-cell table:formula="of:=(VALUE(MID([.C8]; 1; 2))*15)+VALUE(MID([.C8]; 5; 2))*(15/60)+(VALUE(MID([.C8]; 9; 8))*(16/60/60))" office:value-type="float" office:value="303.641185288889">
            <text:p>303.6411852889</text:p>
          </table:table-cell>
          <table:table-cell table:formula="of:=VALUE(MID(SUBSTITUTE(SUBSTITUTE([.D8]; &quot;−&quot;; &quot;-&quot;); &quot;–&quot;; &quot;-&quot;); 1; 3)) + (VALUE(MID([.D8]; 6; 2))*(15/60)) + (VALUE(MID([.D8]; 10; 7))*(15/60/60))" office:value-type="float" office:value="45.9149925">
            <text:p>45.9149925</text:p>
          </table:table-cell>
          <table:table-cell office:value-type="string">
            <text:p>https://en.wikipedia.org/wiki/WR_137</text:p>
          </table:table-cell>
        </table:table-row>
        <table:table-row table:style-name="ro1">
          <table:table-cell office:value-type="string">
            <text:p>WR 1</text:p>
          </table:table-cell>
          <table:table-cell office:value-type="string">
            <text:p>Wolf-Rayet</text:p>
          </table:table-cell>
          <table:table-cell office:value-type="string">
            <text:p>00h 43m 28.39827s </text:p>
          </table:table-cell>
          <table:table-cell office:value-type="string">
            <text:p>+64° 45′ 35.4011″ </text:p>
          </table:table-cell>
          <table:table-cell table:formula="of:=(VALUE(MID([.C9]; 1; 2))*15)+VALUE(MID([.C9]; 5; 2))*(15/60)+(VALUE(MID([.C9]; 9; 8))*(16/60/60))" office:value-type="float" office:value="10.8762145333333">
            <text:p>10.8762145333</text:p>
          </table:table-cell>
          <table:table-cell table:formula="of:=VALUE(MID(SUBSTITUTE(SUBSTITUTE([.D9]; &quot;−&quot;; &quot;-&quot;); &quot;–&quot;; &quot;-&quot;); 1; 3)) + (VALUE(MID([.D9]; 6; 2))*(15/60)) + (VALUE(MID([.D9]; 10; 7))*(15/60/60))" office:value-type="float" office:value="75.3975045833333">
            <text:p>75.3975045833</text:p>
          </table:table-cell>
          <table:table-cell office:value-type="string">
            <text:p>https://en.wikipedia.org/wiki/WR_1</text:p>
          </table:table-cell>
        </table:table-row>
        <table:table-row table:style-name="ro1">
          <table:table-cell office:value-type="string">
            <text:p>WR 2</text:p>
          </table:table-cell>
          <table:table-cell office:value-type="string">
            <text:p>Wolf-Rayet</text:p>
          </table:table-cell>
          <table:table-cell office:value-type="string">
            <text:p>01h 05m 23.01436s</text:p>
          </table:table-cell>
          <table:table-cell office:value-type="string">
            <text:p>+60° 25′ 18.9652″</text:p>
          </table:table-cell>
          <table:table-cell table:formula="of:=(VALUE(MID([.C10]; 1; 2))*15)+VALUE(MID([.C10]; 5; 2))*(15/60)+(VALUE(MID([.C10]; 9; 8))*(16/60/60))" office:value-type="float" office:value="16.3522860444444">
            <text:p>16.3522860444</text:p>
          </table:table-cell>
          <table:table-cell table:formula="of:=VALUE(MID(SUBSTITUTE(SUBSTITUTE([.D10]; &quot;−&quot;; &quot;-&quot;); &quot;–&quot;; &quot;-&quot;); 1; 3)) + (VALUE(MID([.D10]; 6; 2))*(15/60)) + (VALUE(MID([.D10]; 10; 7))*(15/60/60))" office:value-type="float" office:value="66.3290216666667">
            <text:p>66.3290216667</text:p>
          </table:table-cell>
          <table:table-cell office:value-type="string">
            <text:p>https://en.wikipedia.org/wiki/WR_2</text:p>
          </table:table-cell>
        </table:table-row>
        <table:table-row table:style-name="ro1">
          <table:table-cell office:value-type="string">
            <text:p>WR 46</text:p>
          </table:table-cell>
          <table:table-cell office:value-type="string">
            <text:p>Wolf-Rayet</text:p>
          </table:table-cell>
          <table:table-cell office:value-type="string">
            <text:p>12h 05m 18.72028s </text:p>
          </table:table-cell>
          <table:table-cell office:value-type="string">
            <text:p>−62° 03′ 10.1280″</text:p>
          </table:table-cell>
          <table:table-cell table:formula="of:=(VALUE(MID([.C11]; 1; 2))*15)+VALUE(MID([.C11]; 5; 2))*(15/60)+(VALUE(MID([.C11]; 9; 8))*(16/60/60))" office:value-type="float" office:value="181.333201244444">
            <text:p>181.3332012444</text:p>
          </table:table-cell>
          <table:table-cell table:formula="of:=VALUE(MID(SUBSTITUTE(SUBSTITUTE([.D11]; &quot;−&quot;; &quot;-&quot;); &quot;–&quot;; &quot;-&quot;); 1; 3)) + (VALUE(MID([.D11]; 6; 2))*(15/60)) + (VALUE(MID([.D11]; 10; 7))*(15/60/60))" office:value-type="float" office:value="-61.2078">
            <text:p>-61.2078</text:p>
          </table:table-cell>
          <table:table-cell office:value-type="string">
            <text:p>https://en.wikipedia.org/wiki/WR_46</text:p>
          </table:table-cell>
        </table:table-row>
        <table:table-row table:style-name="ro1">
          <table:table-cell office:value-type="string">
            <text:p>1ES 2344+514</text:p>
          </table:table-cell>
          <table:table-cell office:value-type="string">
            <text:p>Supermassive Black Hole</text:p>
          </table:table-cell>
          <table:table-cell office:value-type="string">
            <text:p>23h 47m 04.83800s</text:p>
          </table:table-cell>
          <table:table-cell office:value-type="string">
            <text:p>+51° 42′ 17.8800″</text:p>
          </table:table-cell>
          <table:table-cell table:formula="of:=(VALUE(MID([.C12]; 1; 2))*15)+VALUE(MID([.C12]; 5; 2))*(15/60)+(VALUE(MID([.C12]; 9; 8))*(16/60/60))" office:value-type="float" office:value="356.771502222222">
            <text:p>356.7715022222</text:p>
          </table:table-cell>
          <table:table-cell table:formula="of:=VALUE(MID(SUBSTITUTE(SUBSTITUTE([.D12]; &quot;−&quot;; &quot;-&quot;); &quot;–&quot;; &quot;-&quot;); 1; 3)) + (VALUE(MID([.D12]; 6; 2))*(15/60)) + (VALUE(MID([.D12]; 10; 7))*(15/60/60))" office:value-type="float" office:value="61.5745">
            <text:p>61.5745</text:p>
          </table:table-cell>
          <table:table-cell office:value-type="string">
            <text:p>https://en.wikipedia.org/wiki/1ES_2344%2B514</text:p>
          </table:table-cell>
        </table:table-row>
        <table:table-row table:style-name="ro1">
          <table:table-cell office:value-type="string">
            <text:p>Ton 618</text:p>
          </table:table-cell>
          <table:table-cell office:value-type="string">
            <text:p>Supermassive Black Hole</text:p>
          </table:table-cell>
          <table:table-cell office:value-type="string">
            <text:p>12h 28m 24.90000s </text:p>
          </table:table-cell>
          <table:table-cell office:value-type="string">
            <text:p>+31° 28′ 38.0000″ </text:p>
          </table:table-cell>
          <table:table-cell table:formula="of:=(VALUE(MID([.C13]; 1; 2))*15)+VALUE(MID([.C13]; 5; 2))*(15/60)+(VALUE(MID([.C13]; 9; 8))*(16/60/60))" office:value-type="float" office:value="187.110666666667">
            <text:p>187.1106666667</text:p>
          </table:table-cell>
          <table:table-cell table:formula="of:=VALUE(MID(SUBSTITUTE(SUBSTITUTE([.D13]; &quot;−&quot;; &quot;-&quot;); &quot;–&quot;; &quot;-&quot;); 1; 3)) + (VALUE(MID([.D13]; 6; 2))*(15/60)) + (VALUE(MID([.D13]; 10; 7))*(15/60/60))" office:value-type="float" office:value="38.1583333333333">
            <text:p>38.1583333333</text:p>
          </table:table-cell>
          <table:table-cell office:value-type="string">
            <text:p>https://en.wikipedia.org/wiki/TON_618</text:p>
          </table:table-cell>
        </table:table-row>
        <table:table-row table:style-name="ro1">
          <table:table-cell office:value-type="string">
            <text:p>3C 371</text:p>
          </table:table-cell>
          <table:table-cell office:value-type="string">
            <text:p>Supermassive Black Hole</text:p>
          </table:table-cell>
          <table:table-cell office:value-type="string">
            <text:p>18h 06m 50.68100s </text:p>
          </table:table-cell>
          <table:table-cell office:value-type="string">
            <text:p>+69° 49′ 28.1100″</text:p>
          </table:table-cell>
          <table:table-cell table:formula="of:=(VALUE(MID([.C14]; 1; 2))*15)+VALUE(MID([.C14]; 5; 2))*(15/60)+(VALUE(MID([.C14]; 9; 8))*(16/60/60))" office:value-type="float" office:value="271.725248888889">
            <text:p>271.7252488889</text:p>
          </table:table-cell>
          <table:table-cell table:formula="of:=VALUE(MID(SUBSTITUTE(SUBSTITUTE([.D14]; &quot;−&quot;; &quot;-&quot;); &quot;–&quot;; &quot;-&quot;); 1; 3)) + (VALUE(MID([.D14]; 6; 2))*(15/60)) + (VALUE(MID([.D14]; 10; 7))*(15/60/60))" office:value-type="float" office:value="81.367125">
            <text:p>81.367125</text:p>
          </table:table-cell>
          <table:table-cell office:value-type="string">
            <text:p>https://en.wikipedia.org/wiki/3C_371</text:p>
          </table:table-cell>
        </table:table-row>
        <table:table-row table:style-name="ro1">
          <table:table-cell office:value-type="string">
            <text:p>4C +37.11</text:p>
          </table:table-cell>
          <table:table-cell office:value-type="string">
            <text:p>Supermassive Black Hole</text:p>
          </table:table-cell>
          <table:table-cell office:value-type="string">
            <text:p>04h 05m 49.20000s</text:p>
          </table:table-cell>
          <table:table-cell office:value-type="string">
            <text:p>+38° 03′ 32.0000″</text:p>
          </table:table-cell>
          <table:table-cell table:formula="of:=(VALUE(MID([.C15]; 1; 2))*15)+VALUE(MID([.C15]; 5; 2))*(15/60)+(VALUE(MID([.C15]; 9; 8))*(16/60/60))" office:value-type="float" office:value="61.4686666666667">
            <text:p>61.4686666667</text:p>
          </table:table-cell>
          <table:table-cell table:formula="of:=VALUE(MID(SUBSTITUTE(SUBSTITUTE([.D15]; &quot;−&quot;; &quot;-&quot;); &quot;–&quot;; &quot;-&quot;); 1; 3)) + (VALUE(MID([.D15]; 6; 2))*(15/60)) + (VALUE(MID([.D15]; 10; 7))*(15/60/60))" office:value-type="float" office:value="38.8833333333333">
            <text:p>38.8833333333</text:p>
          </table:table-cell>
          <table:table-cell office:value-type="string">
            <text:p>https://en.wikipedia.org/wiki/4C_%2B37.11</text:p>
          </table:table-cell>
        </table:table-row>
        <table:table-row table:style-name="ro1">
          <table:table-cell office:value-type="string">
            <text:p>AP Librae</text:p>
          </table:table-cell>
          <table:table-cell office:value-type="string">
            <text:p>Supermassive Black Hole</text:p>
          </table:table-cell>
          <table:table-cell office:value-type="string">
            <text:p>15h 17m 41.81400s </text:p>
          </table:table-cell>
          <table:table-cell office:value-type="string">
            <text:p>−24° 22′ 19.4800″</text:p>
          </table:table-cell>
          <table:table-cell table:formula="of:=(VALUE(MID([.C16]; 1; 2))*15)+VALUE(MID([.C16]; 5; 2))*(15/60)+(VALUE(MID([.C16]; 9; 8))*(16/60/60))" office:value-type="float" office:value="229.43584">
            <text:p>229.43584</text:p>
          </table:table-cell>
          <table:table-cell table:formula="of:=VALUE(MID(SUBSTITUTE(SUBSTITUTE([.D16]; &quot;−&quot;; &quot;-&quot;); &quot;–&quot;; &quot;-&quot;); 1; 3)) + (VALUE(MID([.D16]; 6; 2))*(15/60)) + (VALUE(MID([.D16]; 10; 7))*(15/60/60))" office:value-type="float" office:value="-18.4188333333333">
            <text:p>-18.4188333333</text:p>
          </table:table-cell>
          <table:table-cell office:value-type="string">
            <text:p>https://en.wikipedia.org/wiki/AP_Librae</text:p>
          </table:table-cell>
        </table:table-row>
        <table:table-row table:style-name="ro1">
          <table:table-cell office:value-type="string">
            <text:p>S5 0014+81</text:p>
          </table:table-cell>
          <table:table-cell office:value-type="string">
            <text:p>Supermassive Black Hole</text:p>
          </table:table-cell>
          <table:table-cell office:value-type="string">
            <text:p>00h 17m 08.50000s </text:p>
          </table:table-cell>
          <table:table-cell office:value-type="string">
            <text:p>+81° 35′ 08.0000″</text:p>
          </table:table-cell>
          <table:table-cell table:formula="of:=(VALUE(MID([.C17]; 1; 2))*15)+VALUE(MID([.C17]; 5; 2))*(15/60)+(VALUE(MID([.C17]; 9; 8))*(16/60/60))" office:value-type="float" office:value="4.28777777777778">
            <text:p>4.2877777778</text:p>
          </table:table-cell>
          <table:table-cell table:formula="of:=VALUE(MID(SUBSTITUTE(SUBSTITUTE([.D17]; &quot;−&quot;; &quot;-&quot;); &quot;–&quot;; &quot;-&quot;); 1; 3)) + (VALUE(MID([.D17]; 6; 2))*(15/60)) + (VALUE(MID([.D17]; 10; 7))*(15/60/60))" office:value-type="float" office:value="89.7833333333333">
            <text:p>89.7833333333</text:p>
          </table:table-cell>
          <table:table-cell office:value-type="string">
            <text:p>https://en.wikipedia.org/wiki/S5_0014%2B81</text:p>
          </table:table-cell>
        </table:table-row>
        <table:table-row table:style-name="ro1">
          <table:table-cell office:value-type="string">
            <text:p>APM 08279+5255</text:p>
          </table:table-cell>
          <table:table-cell office:value-type="string">
            <text:p>Supermassive Black Hole</text:p>
          </table:table-cell>
          <table:table-cell office:value-type="string">
            <text:p>08h 31m 41.70000s </text:p>
          </table:table-cell>
          <table:table-cell office:value-type="string">
            <text:p>+52° 45′ 16.8000″</text:p>
          </table:table-cell>
          <table:table-cell table:formula="of:=(VALUE(MID([.C18]; 1; 2))*15)+VALUE(MID([.C18]; 5; 2))*(15/60)+(VALUE(MID([.C18]; 9; 8))*(16/60/60))" office:value-type="float" office:value="127.935333333333">
            <text:p>127.9353333333</text:p>
          </table:table-cell>
          <table:table-cell table:formula="of:=VALUE(MID(SUBSTITUTE(SUBSTITUTE([.D18]; &quot;−&quot;; &quot;-&quot;); &quot;–&quot;; &quot;-&quot;); 1; 3)) + (VALUE(MID([.D18]; 6; 2))*(15/60)) + (VALUE(MID([.D18]; 10; 7))*(15/60/60))" office:value-type="float" office:value="63.32">
            <text:p>63.32</text:p>
          </table:table-cell>
          <table:table-cell office:value-type="string">
            <text:p>https://en.wikipedia.org/wiki/APM_08279%2B5255</text:p>
          </table:table-cell>
        </table:table-row>
        <table:table-row table:style-name="ro1">
          <table:table-cell office:value-type="string">
            <text:p>Arp 220</text:p>
          </table:table-cell>
          <table:table-cell office:value-type="string">
            <text:p>Supermassive Black Hole</text:p>
          </table:table-cell>
          <table:table-cell office:value-type="string">
            <text:p>15h 34m 57.10000s </text:p>
          </table:table-cell>
          <table:table-cell office:value-type="string">
            <text:p>+23° 30′ 11.0000″</text:p>
          </table:table-cell>
          <table:table-cell table:formula="of:=(VALUE(MID([.C19]; 1; 2))*15)+VALUE(MID([.C19]; 5; 2))*(15/60)+(VALUE(MID([.C19]; 9; 8))*(16/60/60))" office:value-type="float" office:value="233.753777777778">
            <text:p>233.7537777778</text:p>
          </table:table-cell>
          <table:table-cell table:formula="of:=VALUE(MID(SUBSTITUTE(SUBSTITUTE([.D19]; &quot;−&quot;; &quot;-&quot;); &quot;–&quot;; &quot;-&quot;); 1; 3)) + (VALUE(MID([.D19]; 6; 2))*(15/60)) + (VALUE(MID([.D19]; 10; 7))*(15/60/60))" office:value-type="float" office:value="30.5458333333333">
            <text:p>30.5458333333</text:p>
          </table:table-cell>
          <table:table-cell office:value-type="string">
            <text:p>https://en.wikipedia.org/wiki/Arp_220</text:p>
          </table:table-cell>
        </table:table-row>
        <table:table-row table:style-name="ro1">
          <table:table-cell office:value-type="string">
            <text:p>Centaurus A</text:p>
          </table:table-cell>
          <table:table-cell office:value-type="string">
            <text:p>Supermassive Black Hole</text:p>
          </table:table-cell>
          <table:table-cell office:value-type="string">
            <text:p>13h 25m 27.60000s </text:p>
          </table:table-cell>
          <table:table-cell office:value-type="string">
            <text:p>−43° 01′ 09.0000″</text:p>
          </table:table-cell>
          <table:table-cell table:formula="of:=(VALUE(MID([.C20]; 1; 2))*15)+VALUE(MID([.C20]; 5; 2))*(15/60)+(VALUE(MID([.C20]; 9; 8))*(16/60/60))" office:value-type="float" office:value="201.372666666667">
            <text:p>201.3726666667</text:p>
          </table:table-cell>
          <table:table-cell table:formula="of:=VALUE(MID(SUBSTITUTE(SUBSTITUTE([.D20]; &quot;−&quot;; &quot;-&quot;); &quot;–&quot;; &quot;-&quot;); 1; 3)) + (VALUE(MID([.D20]; 6; 2))*(15/60)) + (VALUE(MID([.D20]; 10; 7))*(15/60/60))" office:value-type="float" office:value="-42.7125">
            <text:p>-42.7125</text:p>
          </table:table-cell>
          <table:table-cell office:value-type="string">
            <text:p>https://en.wikipedia.org/wiki/Centaurus_A</text:p>
          </table:table-cell>
        </table:table-row>
        <table:table-row table:style-name="ro2">
          <table:table-cell office:value-type="string">
            <text:p>EXO 0706.1+5913</text:p>
          </table:table-cell>
          <table:table-cell office:value-type="string">
            <text:p>Supermassive Black Hole</text:p>
          </table:table-cell>
          <table:table-cell office:value-type="string">
            <text:p>07h 10m 30.06836s </text:p>
          </table:table-cell>
          <table:table-cell office:value-type="string">
            <text:p>+59° 08′ 20.3717″</text:p>
          </table:table-cell>
          <table:table-cell table:formula="of:=(VALUE(MID([.C21]; 1; 2))*15)+VALUE(MID([.C21]; 5; 2))*(15/60)+(VALUE(MID([.C21]; 9; 8))*(16/60/60))" office:value-type="float" office:value="107.633637155556">
            <text:p>107.6336371556</text:p>
          </table:table-cell>
          <table:table-cell table:formula="of:=VALUE(MID(SUBSTITUTE(SUBSTITUTE([.D21]; &quot;−&quot;; &quot;-&quot;); &quot;–&quot;; &quot;-&quot;); 1; 3)) + (VALUE(MID([.D21]; 6; 2))*(15/60)) + (VALUE(MID([.D21]; 10; 7))*(15/60/60))" office:value-type="float" office:value="61.0848820833333">
            <text:p>61.0848820833</text:p>
          </table:table-cell>
          <table:table-cell office:value-type="string">
            <text:p>https://simbad.u-strasbg.fr/simbad/sim-id?Ident=EXO+0706.1%2B5913</text:p>
          </table:table-cell>
        </table:table-row>
        <table:table-row table:style-name="ro1">
          <table:table-cell office:value-type="string">
            <text:p>NGC 1316 (Fornax A)</text:p>
          </table:table-cell>
          <table:table-cell office:value-type="string">
            <text:p>Supermassive Black Hole</text:p>
          </table:table-cell>
          <table:table-cell office:value-type="string">
            <text:p>03h 22m 41.70000s </text:p>
          </table:table-cell>
          <table:table-cell office:value-type="string">
            <text:p>−37° 12′ 30.0000″ </text:p>
          </table:table-cell>
          <table:table-cell table:formula="of:=(VALUE(MID([.C22]; 1; 2))*15)+VALUE(MID([.C22]; 5; 2))*(15/60)+(VALUE(MID([.C22]; 9; 8))*(16/60/60))" office:value-type="float" office:value="50.6853333333333">
            <text:p>50.6853333333</text:p>
          </table:table-cell>
          <table:table-cell table:formula="of:=VALUE(MID(SUBSTITUTE(SUBSTITUTE([.D22]; &quot;−&quot;; &quot;-&quot;); &quot;–&quot;; &quot;-&quot;); 1; 3)) + (VALUE(MID([.D22]; 6; 2))*(15/60)) + (VALUE(MID([.D22]; 10; 7))*(15/60/60))" office:value-type="float" office:value="-33.875">
            <text:p>-33.875</text:p>
          </table:table-cell>
          <table:table-cell office:value-type="string">
            <text:p>https://en.wikipedia.org/wiki/NGC_1316</text:p>
          </table:table-cell>
        </table:table-row>
        <table:table-row table:style-name="ro1">
          <table:table-cell office:value-type="string">
            <text:p>HE0450-2958</text:p>
          </table:table-cell>
          <table:table-cell office:value-type="string">
            <text:p>Supermassive Black Hole</text:p>
          </table:table-cell>
          <table:table-cell office:value-type="string">
            <text:p>04h 52m 30.00000s </text:p>
          </table:table-cell>
          <table:table-cell office:value-type="string">
            <text:p>−29° 53′ 35.0000″ </text:p>
          </table:table-cell>
          <table:table-cell table:formula="of:=(VALUE(MID([.C23]; 1; 2))*15)+VALUE(MID([.C23]; 5; 2))*(15/60)+(VALUE(MID([.C23]; 9; 8))*(16/60/60))" office:value-type="float" office:value="73.1333333333333">
            <text:p>73.1333333333</text:p>
          </table:table-cell>
          <table:table-cell table:formula="of:=VALUE(MID(SUBSTITUTE(SUBSTITUTE([.D23]; &quot;−&quot;; &quot;-&quot;); &quot;–&quot;; &quot;-&quot;); 1; 3)) + (VALUE(MID([.D23]; 6; 2))*(15/60)) + (VALUE(MID([.D23]; 10; 7))*(15/60/60))" office:value-type="float" office:value="-15.6041666666667">
            <text:p>-15.6041666667</text:p>
          </table:table-cell>
          <table:table-cell office:value-type="string">
            <text:p>https://en.wikipedia.org/wiki/HE0450-2958</text:p>
          </table:table-cell>
        </table:table-row>
        <table:table-row table:style-name="ro1">
          <table:table-cell office:value-type="string">
            <text:p>IC 1459</text:p>
          </table:table-cell>
          <table:table-cell office:value-type="string">
            <text:p>Supermassive Black Hole</text:p>
          </table:table-cell>
          <table:table-cell office:value-type="string">
            <text:p>22h 57m 10.60000s </text:p>
          </table:table-cell>
          <table:table-cell office:value-type="string">
            <text:p>−36° 27′ 44.0000″ </text:p>
          </table:table-cell>
          <table:table-cell table:formula="of:=(VALUE(MID([.C24]; 1; 2))*15)+VALUE(MID([.C24]; 5; 2))*(15/60)+(VALUE(MID([.C24]; 9; 8))*(16/60/60))" office:value-type="float" office:value="344.297111111111">
            <text:p>344.2971111111</text:p>
          </table:table-cell>
          <table:table-cell table:formula="of:=VALUE(MID(SUBSTITUTE(SUBSTITUTE([.D24]; &quot;−&quot;; &quot;-&quot;); &quot;–&quot;; &quot;-&quot;); 1; 3)) + (VALUE(MID([.D24]; 6; 2))*(15/60)) + (VALUE(MID([.D24]; 10; 7))*(15/60/60))" office:value-type="float" office:value="-29.0666666666667">
            <text:p>-29.0666666667</text:p>
          </table:table-cell>
          <table:table-cell office:value-type="string">
            <text:p>https://en.wikipedia.org/wiki/IC_1459</text:p>
          </table:table-cell>
        </table:table-row>
        <table:table-row table:style-name="ro2">
          <table:table-cell office:value-type="string">
            <text:p>J1728.2+5013</text:p>
          </table:table-cell>
          <table:table-cell office:value-type="string">
            <text:p>Supermassive Black Hole</text:p>
          </table:table-cell>
          <table:table-cell office:value-type="string">
            <text:p>17h 28m 18.62422s</text:p>
          </table:table-cell>
          <table:table-cell office:value-type="string">
            <text:p>−50° 13′ 10.4695″ </text:p>
          </table:table-cell>
          <table:table-cell table:formula="of:=(VALUE(MID([.C25]; 1; 2))*15)+VALUE(MID([.C25]; 5; 2))*(15/60)+(VALUE(MID([.C25]; 9; 8))*(16/60/60))" office:value-type="float" office:value="262.082774311111">
            <text:p>262.0827743111</text:p>
          </table:table-cell>
          <table:table-cell table:formula="of:=VALUE(MID(SUBSTITUTE(SUBSTITUTE([.D25]; &quot;−&quot;; &quot;-&quot;); &quot;–&quot;; &quot;-&quot;); 1; 3)) + (VALUE(MID([.D25]; 6; 2))*(15/60)) + (VALUE(MID([.D25]; 10; 7))*(15/60/60))" office:value-type="float" office:value="-46.7063770833333">
            <text:p>-46.7063770833</text:p>
          </table:table-cell>
          <table:table-cell office:value-type="string">
            <text:p>https://simbad.u-strasbg.fr/simbad/sim-id?Ident=%40351612</text:p>
          </table:table-cell>
        </table:table-row>
        <table:table-row table:style-name="ro1">
          <table:table-cell office:value-type="string">
            <text:p>Messier 31 (Andromeda Galaxy)</text:p>
          </table:table-cell>
          <table:table-cell office:value-type="string">
            <text:p>Supermassive Black Hole</text:p>
          </table:table-cell>
          <table:table-cell office:value-type="string">
            <text:p>00h 42m 44.30000s </text:p>
          </table:table-cell>
          <table:table-cell office:value-type="string">
            <text:p>+41° 16′ 09.0000″ </text:p>
          </table:table-cell>
          <table:table-cell table:formula="of:=(VALUE(MID([.C26]; 1; 2))*15)+VALUE(MID([.C26]; 5; 2))*(15/60)+(VALUE(MID([.C26]; 9; 8))*(16/60/60))" office:value-type="float" office:value="10.6968888888889">
            <text:p>10.6968888889</text:p>
          </table:table-cell>
          <table:table-cell table:formula="of:=VALUE(MID(SUBSTITUTE(SUBSTITUTE([.D26]; &quot;−&quot;; &quot;-&quot;); &quot;–&quot;; &quot;-&quot;); 1; 3)) + (VALUE(MID([.D26]; 6; 2))*(15/60)) + (VALUE(MID([.D26]; 10; 7))*(15/60/60))" office:value-type="float" office:value="45.0375">
            <text:p>45.0375</text:p>
          </table:table-cell>
          <table:table-cell office:value-type="string">
            <text:p>https://en.wikipedia.org/wiki/Andromeda_Galaxy</text:p>
          </table:table-cell>
        </table:table-row>
        <table:table-row table:style-name="ro1">
          <table:table-cell office:value-type="string">
            <text:p>Messier 32</text:p>
          </table:table-cell>
          <table:table-cell office:value-type="string">
            <text:p>Supermassive Black Hole</text:p>
          </table:table-cell>
          <table:table-cell office:value-type="string">
            <text:p>00h 42m 41.80000s </text:p>
          </table:table-cell>
          <table:table-cell office:value-type="string">
            <text:p>+40° 51′ 55.0000″ </text:p>
          </table:table-cell>
          <table:table-cell table:formula="of:=(VALUE(MID([.C27]; 1; 2))*15)+VALUE(MID([.C27]; 5; 2))*(15/60)+(VALUE(MID([.C27]; 9; 8))*(16/60/60))" office:value-type="float" office:value="10.6857777777778">
            <text:p>10.6857777778</text:p>
          </table:table-cell>
          <table:table-cell table:formula="of:=VALUE(MID(SUBSTITUTE(SUBSTITUTE([.D27]; &quot;−&quot;; &quot;-&quot;); &quot;–&quot;; &quot;-&quot;); 1; 3)) + (VALUE(MID([.D27]; 6; 2))*(15/60)) + (VALUE(MID([.D27]; 10; 7))*(15/60/60))" office:value-type="float" office:value="52.9791666666667">
            <text:p>52.9791666667</text:p>
          </table:table-cell>
          <table:table-cell office:value-type="string">
            <text:p>https://en.wikipedia.org/wiki/Messier_32</text:p>
          </table:table-cell>
        </table:table-row>
        <table:table-row table:style-name="ro1">
          <table:table-cell office:value-type="string">
            <text:p>Messier 51 (Whirlpool Galaxy)</text:p>
          </table:table-cell>
          <table:table-cell office:value-type="string">
            <text:p>Supermassive Black Hole</text:p>
          </table:table-cell>
          <table:table-cell office:value-type="string">
            <text:p>13h 29m 52.70000s </text:p>
          </table:table-cell>
          <table:table-cell office:value-type="string">
            <text:p>+47° 11′ 43.0000″</text:p>
          </table:table-cell>
          <table:table-cell table:formula="of:=(VALUE(MID([.C28]; 1; 2))*15)+VALUE(MID([.C28]; 5; 2))*(15/60)+(VALUE(MID([.C28]; 9; 8))*(16/60/60))" office:value-type="float" office:value="202.484222222222">
            <text:p>202.4842222222</text:p>
          </table:table-cell>
          <table:table-cell table:formula="of:=VALUE(MID(SUBSTITUTE(SUBSTITUTE([.D28]; &quot;−&quot;; &quot;-&quot;); &quot;–&quot;; &quot;-&quot;); 1; 3)) + (VALUE(MID([.D28]; 6; 2))*(15/60)) + (VALUE(MID([.D28]; 10; 7))*(15/60/60))" office:value-type="float" office:value="49.9291666666667">
            <text:p>49.9291666667</text:p>
          </table:table-cell>
          <table:table-cell office:value-type="string">
            <text:p>https://en.wikipedia.org/wiki/Whirlpool_Galaxy</text:p>
          </table:table-cell>
        </table:table-row>
        <table:table-row table:style-name="ro1">
          <table:table-cell office:value-type="string">
            <text:p>Messier 60</text:p>
          </table:table-cell>
          <table:table-cell office:value-type="string">
            <text:p>Supermassive Black Hole</text:p>
          </table:table-cell>
          <table:table-cell office:value-type="string">
            <text:p>12h 43m 40.00800s</text:p>
          </table:table-cell>
          <table:table-cell office:value-type="string">
            <text:p>+11° 33′ 09.4000″ </text:p>
          </table:table-cell>
          <table:table-cell table:formula="of:=(VALUE(MID([.C29]; 1; 2))*15)+VALUE(MID([.C29]; 5; 2))*(15/60)+(VALUE(MID([.C29]; 9; 8))*(16/60/60))" office:value-type="float" office:value="190.927813333333">
            <text:p>190.9278133333</text:p>
          </table:table-cell>
          <table:table-cell table:formula="of:=VALUE(MID(SUBSTITUTE(SUBSTITUTE([.D29]; &quot;−&quot;; &quot;-&quot;); &quot;–&quot;; &quot;-&quot;); 1; 3)) + (VALUE(MID([.D29]; 6; 2))*(15/60)) + (VALUE(MID([.D29]; 10; 7))*(15/60/60))" office:value-type="float" office:value="19.2891666666667">
            <text:p>19.2891666667</text:p>
          </table:table-cell>
          <table:table-cell office:value-type="string">
            <text:p>https://en.wikipedia.org/wiki/Messier_60</text:p>
          </table:table-cell>
        </table:table-row>
        <table:table-row table:style-name="ro1">
          <table:table-cell office:value-type="string">
            <text:p>Messier 77</text:p>
          </table:table-cell>
          <table:table-cell office:value-type="string">
            <text:p>Supermassive Black Hole</text:p>
          </table:table-cell>
          <table:table-cell office:value-type="string">
            <text:p>02h 42m 40.77100s </text:p>
          </table:table-cell>
          <table:table-cell office:value-type="string">
            <text:p>−00° 00′ 47.8400″ </text:p>
          </table:table-cell>
          <table:table-cell table:formula="of:=(VALUE(MID([.C30]; 1; 2))*15)+VALUE(MID([.C30]; 5; 2))*(15/60)+(VALUE(MID([.C30]; 9; 8))*(16/60/60))" office:value-type="float" office:value="40.6812044444444">
            <text:p>40.6812044444</text:p>
          </table:table-cell>
          <table:table-cell table:formula="of:=VALUE(MID(SUBSTITUTE(SUBSTITUTE([.D30]; &quot;−&quot;; &quot;-&quot;); &quot;–&quot;; &quot;-&quot;); 1; 3)) + (VALUE(MID([.D30]; 6; 2))*(15/60)) + (VALUE(MID([.D30]; 10; 7))*(15/60/60))" office:value-type="float" office:value="0.199333333333333">
            <text:p>0.1993333333</text:p>
          </table:table-cell>
          <table:table-cell office:value-type="string">
            <text:p>https://en.wikipedia.org/wiki/Messier_77</text:p>
          </table:table-cell>
        </table:table-row>
        <table:table-row table:style-name="ro1">
          <table:table-cell office:value-type="string">
            <text:p>Messier 81 (Bode's Galaxy)</text:p>
          </table:table-cell>
          <table:table-cell office:value-type="string">
            <text:p>Supermassive Black Hole</text:p>
          </table:table-cell>
          <table:table-cell office:value-type="string">
            <text:p>09h 55m 33.20000s </text:p>
          </table:table-cell>
          <table:table-cell office:value-type="string">
            <text:p>+69° 03′ 55.0000″ </text:p>
          </table:table-cell>
          <table:table-cell table:formula="of:=(VALUE(MID([.C31]; 1; 2))*15)+VALUE(MID([.C31]; 5; 2))*(15/60)+(VALUE(MID([.C31]; 9; 8))*(16/60/60))" office:value-type="float" office:value="148.897555555556">
            <text:p>148.8975555556</text:p>
          </table:table-cell>
          <table:table-cell table:formula="of:=VALUE(MID(SUBSTITUTE(SUBSTITUTE([.D31]; &quot;−&quot;; &quot;-&quot;); &quot;–&quot;; &quot;-&quot;); 1; 3)) + (VALUE(MID([.D31]; 6; 2))*(15/60)) + (VALUE(MID([.D31]; 10; 7))*(15/60/60))" office:value-type="float" office:value="69.9791666666667">
            <text:p>69.9791666667</text:p>
          </table:table-cell>
          <table:table-cell office:value-type="string">
            <text:p>https://en.wikipedia.org/wiki/Messier_81</text:p>
          </table:table-cell>
        </table:table-row>
        <table:table-row table:style-name="ro1">
          <table:table-cell office:value-type="string">
            <text:p>Messier 84</text:p>
          </table:table-cell>
          <table:table-cell office:value-type="string">
            <text:p>Supermassive Black Hole</text:p>
          </table:table-cell>
          <table:table-cell office:value-type="string">
            <text:p>12h 25m 03.74333s </text:p>
          </table:table-cell>
          <table:table-cell office:value-type="string">
            <text:p>+12° 53′ 13.1393″</text:p>
          </table:table-cell>
          <table:table-cell table:formula="of:=(VALUE(MID([.C32]; 1; 2))*15)+VALUE(MID([.C32]; 5; 2))*(15/60)+(VALUE(MID([.C32]; 9; 8))*(16/60/60))" office:value-type="float" office:value="186.266637022222">
            <text:p>186.2666370222</text:p>
          </table:table-cell>
          <table:table-cell table:formula="of:=VALUE(MID(SUBSTITUTE(SUBSTITUTE([.D32]; &quot;−&quot;; &quot;-&quot;); &quot;–&quot;; &quot;-&quot;); 1; 3)) + (VALUE(MID([.D32]; 6; 2))*(15/60)) + (VALUE(MID([.D32]; 10; 7))*(15/60/60))" office:value-type="float" office:value="25.3047470833333">
            <text:p>25.3047470833</text:p>
          </table:table-cell>
          <table:table-cell office:value-type="string">
            <text:p>https://en.wikipedia.org/wiki/Messier_84</text:p>
          </table:table-cell>
        </table:table-row>
        <table:table-row table:style-name="ro1">
          <table:table-cell office:value-type="string">
            <text:p>Messier 87 (Virgo A)</text:p>
          </table:table-cell>
          <table:table-cell office:value-type="string">
            <text:p>Supermassive Black Hole</text:p>
          </table:table-cell>
          <table:table-cell office:value-type="string">
            <text:p>12h 30m 49.42338s</text:p>
          </table:table-cell>
          <table:table-cell office:value-type="string">
            <text:p>+12° 23′ 28.0439″</text:p>
          </table:table-cell>
          <table:table-cell table:formula="of:=(VALUE(MID([.C33]; 1; 2))*15)+VALUE(MID([.C33]; 5; 2))*(15/60)+(VALUE(MID([.C33]; 9; 8))*(16/60/60))" office:value-type="float" office:value="187.719659466667">
            <text:p>187.7196594667</text:p>
          </table:table-cell>
          <table:table-cell table:formula="of:=VALUE(MID(SUBSTITUTE(SUBSTITUTE([.D33]; &quot;−&quot;; &quot;-&quot;); &quot;–&quot;; &quot;-&quot;); 1; 3)) + (VALUE(MID([.D33]; 6; 2))*(15/60)) + (VALUE(MID([.D33]; 10; 7))*(15/60/60))" office:value-type="float" office:value="17.8668495833333">
            <text:p>17.8668495833</text:p>
          </table:table-cell>
          <table:table-cell office:value-type="string">
            <text:p>https://en.wikipedia.org/wiki/Messier_87</text:p>
          </table:table-cell>
        </table:table-row>
        <table:table-row table:style-name="ro1">
          <table:table-cell office:value-type="string">
            <text:p>Messier 104 (Sombrero Galaxy)</text:p>
          </table:table-cell>
          <table:table-cell office:value-type="string">
            <text:p>Supermassive Black Hole</text:p>
          </table:table-cell>
          <table:table-cell office:value-type="string">
            <text:p>12h 39m 59.40000s </text:p>
          </table:table-cell>
          <table:table-cell office:value-type="string">
            <text:p>−11° 37′ 23.0000″ </text:p>
          </table:table-cell>
          <table:table-cell table:formula="of:=(VALUE(MID([.C34]; 1; 2))*15)+VALUE(MID([.C34]; 5; 2))*(15/60)+(VALUE(MID([.C34]; 9; 8))*(16/60/60))" office:value-type="float" office:value="190.014">
            <text:p>190.014</text:p>
          </table:table-cell>
          <table:table-cell table:formula="of:=VALUE(MID(SUBSTITUTE(SUBSTITUTE([.D34]; &quot;−&quot;; &quot;-&quot;); &quot;–&quot;; &quot;-&quot;); 1; 3)) + (VALUE(MID([.D34]; 6; 2))*(15/60)) + (VALUE(MID([.D34]; 10; 7))*(15/60/60))" office:value-type="float" office:value="-1.65416666666667">
            <text:p>-1.6541666667</text:p>
          </table:table-cell>
          <table:table-cell office:value-type="string">
            <text:p>https://en.wikipedia.org/wiki/Sombrero_Galaxy</text:p>
          </table:table-cell>
        </table:table-row>
        <table:table-row table:style-name="ro1">
          <table:table-cell office:value-type="string">
            <text:p>Messier 105</text:p>
          </table:table-cell>
          <table:table-cell office:value-type="string">
            <text:p>Supermassive Black Hole</text:p>
          </table:table-cell>
          <table:table-cell office:value-type="string">
            <text:p>10h 47m 49.60000s</text:p>
          </table:table-cell>
          <table:table-cell office:value-type="string">
            <text:p>+12° 34′ 53.8700″ </text:p>
          </table:table-cell>
          <table:table-cell table:formula="of:=(VALUE(MID([.C35]; 1; 2))*15)+VALUE(MID([.C35]; 5; 2))*(15/60)+(VALUE(MID([.C35]; 9; 8))*(16/60/60))" office:value-type="float" office:value="161.970444444444">
            <text:p>161.9704444444</text:p>
          </table:table-cell>
          <table:table-cell table:formula="of:=VALUE(MID(SUBSTITUTE(SUBSTITUTE([.D35]; &quot;−&quot;; &quot;-&quot;); &quot;–&quot;; &quot;-&quot;); 1; 3)) + (VALUE(MID([.D35]; 6; 2))*(15/60)) + (VALUE(MID([.D35]; 10; 7))*(15/60/60))" office:value-type="float" office:value="20.7244583333333">
            <text:p>20.7244583333</text:p>
          </table:table-cell>
          <table:table-cell office:value-type="string">
            <text:p>https://en.wikipedia.org/wiki/Messier_105</text:p>
          </table:table-cell>
        </table:table-row>
        <table:table-row table:style-name="ro1">
          <table:table-cell office:value-type="string">
            <text:p>Messier 106</text:p>
          </table:table-cell>
          <table:table-cell office:value-type="string">
            <text:p>Supermassive Black Hole</text:p>
          </table:table-cell>
          <table:table-cell office:value-type="string">
            <text:p>12h 18m 57.50000s </text:p>
          </table:table-cell>
          <table:table-cell office:value-type="string">
            <text:p>+47° 18′ 14.0000″ </text:p>
          </table:table-cell>
          <table:table-cell table:formula="of:=(VALUE(MID([.C36]; 1; 2))*15)+VALUE(MID([.C36]; 5; 2))*(15/60)+(VALUE(MID([.C36]; 9; 8))*(16/60/60))" office:value-type="float" office:value="184.755555555556">
            <text:p>184.7555555556</text:p>
          </table:table-cell>
          <table:table-cell table:formula="of:=VALUE(MID(SUBSTITUTE(SUBSTITUTE([.D36]; &quot;−&quot;; &quot;-&quot;); &quot;–&quot;; &quot;-&quot;); 1; 3)) + (VALUE(MID([.D36]; 6; 2))*(15/60)) + (VALUE(MID([.D36]; 10; 7))*(15/60/60))" office:value-type="float" office:value="51.5583333333333">
            <text:p>51.5583333333</text:p>
          </table:table-cell>
          <table:table-cell office:value-type="string">
            <text:p>https://en.wikipedia.org/wiki/Messier_106</text:p>
          </table:table-cell>
        </table:table-row>
        <table:table-row table:style-name="ro1">
          <table:table-cell office:value-type="string">
            <text:p>Markarian 180</text:p>
          </table:table-cell>
          <table:table-cell office:value-type="string">
            <text:p>Supermassive Black Hole</text:p>
          </table:table-cell>
          <table:table-cell office:value-type="string">
            <text:p>11h 33m 26.40900s</text:p>
          </table:table-cell>
          <table:table-cell office:value-type="string">
            <text:p>+70° 09′ 27.3090″ </text:p>
          </table:table-cell>
          <table:table-cell table:formula="of:=(VALUE(MID([.C37]; 1; 2))*15)+VALUE(MID([.C37]; 5; 2))*(15/60)+(VALUE(MID([.C37]; 9; 8))*(16/60/60))" office:value-type="float" office:value="173.367373333333">
            <text:p>173.3673733333</text:p>
          </table:table-cell>
          <table:table-cell table:formula="of:=VALUE(MID(SUBSTITUTE(SUBSTITUTE([.D37]; &quot;−&quot;; &quot;-&quot;); &quot;–&quot;; &quot;-&quot;); 1; 3)) + (VALUE(MID([.D37]; 6; 2))*(15/60)) + (VALUE(MID([.D37]; 10; 7))*(15/60/60))" office:value-type="float" office:value="72.3637875">
            <text:p>72.3637875</text:p>
          </table:table-cell>
          <table:table-cell office:value-type="string">
            <text:p>https://simbad.u-strasbg.fr/simbad/sim-id?Ident=Markarian%20180</text:p>
          </table:table-cell>
        </table:table-row>
        <table:table-row table:style-name="ro1">
          <table:table-cell office:value-type="string">
            <text:p>Markarian 421</text:p>
          </table:table-cell>
          <table:table-cell office:value-type="string">
            <text:p>Supermassive Black Hole</text:p>
          </table:table-cell>
          <table:table-cell office:value-type="string">
            <text:p>11h 04m 27.31400s</text:p>
          </table:table-cell>
          <table:table-cell office:value-type="string">
            <text:p>+38° 12′ 31.8000″</text:p>
          </table:table-cell>
          <table:table-cell table:formula="of:=(VALUE(MID([.C38]; 1; 2))*15)+VALUE(MID([.C38]; 5; 2))*(15/60)+(VALUE(MID([.C38]; 9; 8))*(16/60/60))" office:value-type="float" office:value="166.121395555556">
            <text:p>166.1213955556</text:p>
          </table:table-cell>
          <table:table-cell table:formula="of:=VALUE(MID(SUBSTITUTE(SUBSTITUTE([.D38]; &quot;−&quot;; &quot;-&quot;); &quot;–&quot;; &quot;-&quot;); 1; 3)) + (VALUE(MID([.D38]; 6; 2))*(15/60)) + (VALUE(MID([.D38]; 10; 7))*(15/60/60))" office:value-type="float" office:value="41.1325">
            <text:p>41.1325</text:p>
          </table:table-cell>
          <table:table-cell office:value-type="string">
            <text:p>https://en.wikipedia.org/wiki/Markarian_421</text:p>
          </table:table-cell>
        </table:table-row>
        <table:table-row table:style-name="ro1">
          <table:table-cell office:value-type="string">
            <text:p>Markarian 501</text:p>
          </table:table-cell>
          <table:table-cell office:value-type="string">
            <text:p>Supermassive Black Hole</text:p>
          </table:table-cell>
          <table:table-cell office:value-type="string">
            <text:p>16h 53m 52.21000s </text:p>
          </table:table-cell>
          <table:table-cell office:value-type="string">
            <text:p>+39° 45′ 37.6000″ </text:p>
          </table:table-cell>
          <table:table-cell table:formula="of:=(VALUE(MID([.C39]; 1; 2))*15)+VALUE(MID([.C39]; 5; 2))*(15/60)+(VALUE(MID([.C39]; 9; 8))*(16/60/60))" office:value-type="float" office:value="253.482044444444">
            <text:p>253.4820444444</text:p>
          </table:table-cell>
          <table:table-cell table:formula="of:=VALUE(MID(SUBSTITUTE(SUBSTITUTE([.D39]; &quot;−&quot;; &quot;-&quot;); &quot;–&quot;; &quot;-&quot;); 1; 3)) + (VALUE(MID([.D39]; 6; 2))*(15/60)) + (VALUE(MID([.D39]; 10; 7))*(15/60/60))" office:value-type="float" office:value="50.4066666666667">
            <text:p>50.4066666667</text:p>
          </table:table-cell>
          <table:table-cell office:value-type="string">
            <text:p>https://en.wikipedia.org/wiki/Markarian_501</text:p>
          </table:table-cell>
        </table:table-row>
        <table:table-row table:style-name="ro1">
          <table:table-cell office:value-type="string">
            <text:p>NGC 821</text:p>
          </table:table-cell>
          <table:table-cell office:value-type="string">
            <text:p>Supermassive Black Hole</text:p>
          </table:table-cell>
          <table:table-cell office:value-type="string">
            <text:p>02h 08m 21.15000s</text:p>
          </table:table-cell>
          <table:table-cell office:value-type="string">
            <text:p>+10° 59′ 41.5300″ </text:p>
          </table:table-cell>
          <table:table-cell table:formula="of:=(VALUE(MID([.C40]; 1; 2))*15)+VALUE(MID([.C40]; 5; 2))*(15/60)+(VALUE(MID([.C40]; 9; 8))*(16/60/60))" office:value-type="float" office:value="32.094">
            <text:p>32.094</text:p>
          </table:table-cell>
          <table:table-cell table:formula="of:=VALUE(MID(SUBSTITUTE(SUBSTITUTE([.D40]; &quot;−&quot;; &quot;-&quot;); &quot;–&quot;; &quot;-&quot;); 1; 3)) + (VALUE(MID([.D40]; 6; 2))*(15/60)) + (VALUE(MID([.D40]; 10; 7))*(15/60/60))" office:value-type="float" office:value="24.9230416666667">
            <text:p>24.9230416667</text:p>
          </table:table-cell>
          <table:table-cell office:value-type="string">
            <text:p>https://en.wikipedia.org/wiki/NGC_821</text:p>
          </table:table-cell>
        </table:table-row>
        <table:table-row table:style-name="ro1">
          <table:table-cell office:value-type="string">
            <text:p>NGC 1023</text:p>
          </table:table-cell>
          <table:table-cell office:value-type="string">
            <text:p>Supermassive Black Hole</text:p>
          </table:table-cell>
          <table:table-cell office:value-type="string">
            <text:p>02h 40m 24.00000s </text:p>
          </table:table-cell>
          <table:table-cell office:value-type="string">
            <text:p>+39° 03′ 48.0000″ </text:p>
          </table:table-cell>
          <table:table-cell table:formula="of:=(VALUE(MID([.C41]; 1; 2))*15)+VALUE(MID([.C41]; 5; 2))*(15/60)+(VALUE(MID([.C41]; 9; 8))*(16/60/60))" office:value-type="float" office:value="40.1066666666667">
            <text:p>40.1066666667</text:p>
          </table:table-cell>
          <table:table-cell table:formula="of:=VALUE(MID(SUBSTITUTE(SUBSTITUTE([.D41]; &quot;−&quot;; &quot;-&quot;); &quot;–&quot;; &quot;-&quot;); 1; 3)) + (VALUE(MID([.D41]; 6; 2))*(15/60)) + (VALUE(MID([.D41]; 10; 7))*(15/60/60))" office:value-type="float" office:value="39.95">
            <text:p>39.95</text:p>
          </table:table-cell>
          <table:table-cell office:value-type="string">
            <text:p>https://en.wikipedia.org/wiki/NGC_1023</text:p>
          </table:table-cell>
        </table:table-row>
        <table:table-row table:style-name="ro1">
          <table:table-cell office:value-type="string">
            <text:p>NGC 1097</text:p>
          </table:table-cell>
          <table:table-cell office:value-type="string">
            <text:p>Supermassive Black Hole</text:p>
          </table:table-cell>
          <table:table-cell office:value-type="string">
            <text:p>02h 46m 19.00000s</text:p>
          </table:table-cell>
          <table:table-cell office:value-type="string">
            <text:p>−30° 16′ 30.0000″ </text:p>
          </table:table-cell>
          <table:table-cell table:formula="of:=(VALUE(MID([.C42]; 1; 2))*15)+VALUE(MID([.C42]; 5; 2))*(15/60)+(VALUE(MID([.C42]; 9; 8))*(16/60/60))" office:value-type="float" office:value="41.5844444444444">
            <text:p>41.5844444444</text:p>
          </table:table-cell>
          <table:table-cell table:formula="of:=VALUE(MID(SUBSTITUTE(SUBSTITUTE([.D42]; &quot;−&quot;; &quot;-&quot;); &quot;–&quot;; &quot;-&quot;); 1; 3)) + (VALUE(MID([.D42]; 6; 2))*(15/60)) + (VALUE(MID([.D42]; 10; 7))*(15/60/60))" office:value-type="float" office:value="-25.875">
            <text:p>-25.875</text:p>
          </table:table-cell>
          <table:table-cell office:value-type="string">
            <text:p>https://en.wikipedia.org/wiki/NGC_1097</text:p>
          </table:table-cell>
        </table:table-row>
        <table:table-row table:style-name="ro1">
          <table:table-cell office:value-type="string">
            <text:p>NGC 1277</text:p>
          </table:table-cell>
          <table:table-cell office:value-type="string">
            <text:p>Supermassive Black Hole</text:p>
          </table:table-cell>
          <table:table-cell office:value-type="string">
            <text:p>03h 19m 51.50000s </text:p>
          </table:table-cell>
          <table:table-cell office:value-type="string">
            <text:p>+41° 34′ 25.0000″</text:p>
          </table:table-cell>
          <table:table-cell table:formula="of:=(VALUE(MID([.C43]; 1; 2))*15)+VALUE(MID([.C43]; 5; 2))*(15/60)+(VALUE(MID([.C43]; 9; 8))*(16/60/60))" office:value-type="float" office:value="49.9788888888889">
            <text:p>49.9788888889</text:p>
          </table:table-cell>
          <table:table-cell table:formula="of:=VALUE(MID(SUBSTITUTE(SUBSTITUTE([.D43]; &quot;−&quot;; &quot;-&quot;); &quot;–&quot;; &quot;-&quot;); 1; 3)) + (VALUE(MID([.D43]; 6; 2))*(15/60)) + (VALUE(MID([.D43]; 10; 7))*(15/60/60))" office:value-type="float" office:value="49.6041666666667">
            <text:p>49.6041666667</text:p>
          </table:table-cell>
          <table:table-cell office:value-type="string">
            <text:p>https://en.wikipedia.org/wiki/NGC_1277</text:p>
          </table:table-cell>
        </table:table-row>
        <table:table-row table:style-name="ro1">
          <table:table-cell office:value-type="string">
            <text:p>NGC 1566</text:p>
          </table:table-cell>
          <table:table-cell office:value-type="string">
            <text:p>Supermassive Black Hole</text:p>
          </table:table-cell>
          <table:table-cell office:value-type="string">
            <text:p>04h 20m 00.40200s</text:p>
          </table:table-cell>
          <table:table-cell office:value-type="string">
            <text:p>−54° 56′ 16.5781″ </text:p>
          </table:table-cell>
          <table:table-cell table:formula="of:=(VALUE(MID([.C44]; 1; 2))*15)+VALUE(MID([.C44]; 5; 2))*(15/60)+(VALUE(MID([.C44]; 9; 8))*(16/60/60))" office:value-type="float" office:value="65.0017866666667">
            <text:p>65.0017866667</text:p>
          </table:table-cell>
          <table:table-cell table:formula="of:=VALUE(MID(SUBSTITUTE(SUBSTITUTE([.D44]; &quot;−&quot;; &quot;-&quot;); &quot;–&quot;; &quot;-&quot;); 1; 3)) + (VALUE(MID([.D44]; 6; 2))*(15/60)) + (VALUE(MID([.D44]; 10; 7))*(15/60/60))" office:value-type="float" office:value="-39.9309245833333">
            <text:p>-39.9309245833</text:p>
          </table:table-cell>
          <table:table-cell office:value-type="string">
            <text:p>https://en.wikipedia.org/wiki/NGC_1566</text:p>
          </table:table-cell>
        </table:table-row>
        <table:table-row table:style-name="ro2">
          <table:table-cell office:value-type="string">
            <text:p>NGC 2778</text:p>
          </table:table-cell>
          <table:table-cell office:value-type="string">
            <text:p>Supermassive Black Hole</text:p>
          </table:table-cell>
          <table:table-cell office:value-type="string">
            <text:p>09h 12m 24.37417s</text:p>
          </table:table-cell>
          <table:table-cell office:value-type="string">
            <text:p>+35° 01′ 39.1404″ </text:p>
          </table:table-cell>
          <table:table-cell table:formula="of:=(VALUE(MID([.C45]; 1; 2))*15)+VALUE(MID([.C45]; 5; 2))*(15/60)+(VALUE(MID([.C45]; 9; 8))*(16/60/60))" office:value-type="float" office:value="138.108329644444">
            <text:p>138.1083296444</text:p>
          </table:table-cell>
          <table:table-cell table:formula="of:=VALUE(MID(SUBSTITUTE(SUBSTITUTE([.D45]; &quot;−&quot;; &quot;-&quot;); &quot;–&quot;; &quot;-&quot;); 1; 3)) + (VALUE(MID([.D45]; 6; 2))*(15/60)) + (VALUE(MID([.D45]; 10; 7))*(15/60/60))" office:value-type="float" office:value="35.413085">
            <text:p>35.413085</text:p>
          </table:table-cell>
          <table:table-cell office:value-type="string">
            <text:p>https://simbad.u-strasbg.fr/simbad/sim-id?Ident=NGC+2778</text:p>
          </table:table-cell>
        </table:table-row>
        <table:table-row table:style-name="ro1">
          <table:table-cell office:value-type="string">
            <text:p>NGC 2787</text:p>
          </table:table-cell>
          <table:table-cell office:value-type="string">
            <text:p>Supermassive Black Hole</text:p>
          </table:table-cell>
          <table:table-cell office:value-type="string">
            <text:p>09h 19m 18.60430s</text:p>
          </table:table-cell>
          <table:table-cell office:value-type="string">
            <text:p>+69° 12′ 11.6429″</text:p>
          </table:table-cell>
          <table:table-cell table:formula="of:=(VALUE(MID([.C46]; 1; 2))*15)+VALUE(MID([.C46]; 5; 2))*(15/60)+(VALUE(MID([.C46]; 9; 8))*(16/60/60))" office:value-type="float" office:value="139.832685777778">
            <text:p>139.8326857778</text:p>
          </table:table-cell>
          <table:table-cell table:formula="of:=VALUE(MID(SUBSTITUTE(SUBSTITUTE([.D46]; &quot;−&quot;; &quot;-&quot;); &quot;–&quot;; &quot;-&quot;); 1; 3)) + (VALUE(MID([.D46]; 6; 2))*(15/60)) + (VALUE(MID([.D46]; 10; 7))*(15/60/60))" office:value-type="float" office:value="72.0485120833333">
            <text:p>72.0485120833</text:p>
          </table:table-cell>
          <table:table-cell office:value-type="string">
            <text:p>https://en.wikipedia.org/wiki/NGC_2787</text:p>
          </table:table-cell>
        </table:table-row>
        <table:table-row table:style-name="ro1">
          <table:table-cell office:value-type="string">
            <text:p>NGC 3079</text:p>
          </table:table-cell>
          <table:table-cell office:value-type="string">
            <text:p>Supermassive Black Hole</text:p>
          </table:table-cell>
          <table:table-cell office:value-type="string">
            <text:p>10h 01m 57.80000s</text:p>
          </table:table-cell>
          <table:table-cell office:value-type="string">
            <text:p>+55° 40′ 47.0000″ </text:p>
          </table:table-cell>
          <table:table-cell table:formula="of:=(VALUE(MID([.C47]; 1; 2))*15)+VALUE(MID([.C47]; 5; 2))*(15/60)+(VALUE(MID([.C47]; 9; 8))*(16/60/60))" office:value-type="float" office:value="150.506888888889">
            <text:p>150.5068888889</text:p>
          </table:table-cell>
          <table:table-cell table:formula="of:=VALUE(MID(SUBSTITUTE(SUBSTITUTE([.D47]; &quot;−&quot;; &quot;-&quot;); &quot;–&quot;; &quot;-&quot;); 1; 3)) + (VALUE(MID([.D47]; 6; 2))*(15/60)) + (VALUE(MID([.D47]; 10; 7))*(15/60/60))" office:value-type="float" office:value="65.1958333333333">
            <text:p>65.1958333333</text:p>
          </table:table-cell>
          <table:table-cell office:value-type="string">
            <text:p>https://en.wikipedia.org/wiki/NGC_3079</text:p>
          </table:table-cell>
        </table:table-row>
        <table:table-row table:style-name="ro1">
          <table:table-cell office:value-type="string">
            <text:p>NGC 3115</text:p>
          </table:table-cell>
          <table:table-cell office:value-type="string">
            <text:p>Supermassive Black Hole</text:p>
          </table:table-cell>
          <table:table-cell office:value-type="string">
            <text:p>10h 05m 14.00000s </text:p>
          </table:table-cell>
          <table:table-cell office:value-type="string">
            <text:p>−07° 43′ 07.0000″</text:p>
          </table:table-cell>
          <table:table-cell table:formula="of:=(VALUE(MID([.C48]; 1; 2))*15)+VALUE(MID([.C48]; 5; 2))*(15/60)+(VALUE(MID([.C48]; 9; 8))*(16/60/60))" office:value-type="float" office:value="151.312222222222">
            <text:p>151.3122222222</text:p>
          </table:table-cell>
          <table:table-cell table:formula="of:=VALUE(MID(SUBSTITUTE(SUBSTITUTE([.D48]; &quot;−&quot;; &quot;-&quot;); &quot;–&quot;; &quot;-&quot;); 1; 3)) + (VALUE(MID([.D48]; 6; 2))*(15/60)) + (VALUE(MID([.D48]; 10; 7))*(15/60/60))" office:value-type="float" office:value="3.77916666666667">
            <text:p>3.7791666667</text:p>
          </table:table-cell>
          <table:table-cell office:value-type="string">
            <text:p>https://en.wikipedia.org/wiki/NGC_3115</text:p>
          </table:table-cell>
        </table:table-row>
        <table:table-row table:style-name="ro1">
          <table:table-cell office:value-type="string">
            <text:p>NGC 3245</text:p>
          </table:table-cell>
          <table:table-cell office:value-type="string">
            <text:p>Supermassive Black Hole</text:p>
          </table:table-cell>
          <table:table-cell office:value-type="string">
            <text:p>10h 27m 18.00000s</text:p>
          </table:table-cell>
          <table:table-cell office:value-type="string">
            <text:p>+28° 30′ 26.0000″ </text:p>
          </table:table-cell>
          <table:table-cell table:formula="of:=(VALUE(MID([.C49]; 1; 2))*15)+VALUE(MID([.C49]; 5; 2))*(15/60)+(VALUE(MID([.C49]; 9; 8))*(16/60/60))" office:value-type="float" office:value="156.83">
            <text:p>156.83</text:p>
          </table:table-cell>
          <table:table-cell table:formula="of:=VALUE(MID(SUBSTITUTE(SUBSTITUTE([.D49]; &quot;−&quot;; &quot;-&quot;); &quot;–&quot;; &quot;-&quot;); 1; 3)) + (VALUE(MID([.D49]; 6; 2))*(15/60)) + (VALUE(MID([.D49]; 10; 7))*(15/60/60))" office:value-type="float" office:value="35.6083333333333">
            <text:p>35.6083333333</text:p>
          </table:table-cell>
          <table:table-cell office:value-type="string">
            <text:p>https://en.wikipedia.org/wiki/NGC_3245</text:p>
          </table:table-cell>
        </table:table-row>
        <table:table-row table:style-name="ro1">
          <table:table-cell office:value-type="string">
            <text:p>NGC 3377</text:p>
          </table:table-cell>
          <table:table-cell office:value-type="string">
            <text:p>Supermassive Black Hole</text:p>
          </table:table-cell>
          <table:table-cell office:value-type="string">
            <text:p>10h 47m 42.40000s </text:p>
          </table:table-cell>
          <table:table-cell office:value-type="string">
            <text:p>+13° 59′ 08.0000″</text:p>
          </table:table-cell>
          <table:table-cell table:formula="of:=(VALUE(MID([.C50]; 1; 2))*15)+VALUE(MID([.C50]; 5; 2))*(15/60)+(VALUE(MID([.C50]; 9; 8))*(16/60/60))" office:value-type="float" office:value="161.938444444444">
            <text:p>161.9384444444</text:p>
          </table:table-cell>
          <table:table-cell table:formula="of:=VALUE(MID(SUBSTITUTE(SUBSTITUTE([.D50]; &quot;−&quot;; &quot;-&quot;); &quot;–&quot;; &quot;-&quot;); 1; 3)) + (VALUE(MID([.D50]; 6; 2))*(15/60)) + (VALUE(MID([.D50]; 10; 7))*(15/60/60))" office:value-type="float" office:value="27.7833333333333">
            <text:p>27.7833333333</text:p>
          </table:table-cell>
          <table:table-cell office:value-type="string">
            <text:p>https://en.wikipedia.org/wiki/NGC_3377</text:p>
          </table:table-cell>
        </table:table-row>
        <table:table-row table:style-name="ro1">
          <table:table-cell office:value-type="string">
            <text:p>NGC 3384</text:p>
          </table:table-cell>
          <table:table-cell office:value-type="string">
            <text:p>Supermassive Black Hole</text:p>
          </table:table-cell>
          <table:table-cell office:value-type="string">
            <text:p>10h 48m 16.90000s</text:p>
          </table:table-cell>
          <table:table-cell office:value-type="string">
            <text:p>+12° 37′ 46.0000″</text:p>
          </table:table-cell>
          <table:table-cell table:formula="of:=(VALUE(MID([.C51]; 1; 2))*15)+VALUE(MID([.C51]; 5; 2))*(15/60)+(VALUE(MID([.C51]; 9; 8))*(16/60/60))" office:value-type="float" office:value="162.075111111111">
            <text:p>162.0751111111</text:p>
          </table:table-cell>
          <table:table-cell table:formula="of:=VALUE(MID(SUBSTITUTE(SUBSTITUTE([.D51]; &quot;−&quot;; &quot;-&quot;); &quot;–&quot;; &quot;-&quot;); 1; 3)) + (VALUE(MID([.D51]; 6; 2))*(15/60)) + (VALUE(MID([.D51]; 10; 7))*(15/60/60))" office:value-type="float" office:value="21.4416666666667">
            <text:p>21.4416666667</text:p>
          </table:table-cell>
          <table:table-cell office:value-type="string">
            <text:p>https://en.wikipedia.org/wiki/NGC_3384</text:p>
          </table:table-cell>
        </table:table-row>
        <table:table-row table:style-name="ro1">
          <table:table-cell office:value-type="string">
            <text:p>NGC 3608</text:p>
          </table:table-cell>
          <table:table-cell office:value-type="string">
            <text:p>Supermassive Black Hole</text:p>
          </table:table-cell>
          <table:table-cell office:value-type="string">
            <text:p>11h 16m 58.96700s</text:p>
          </table:table-cell>
          <table:table-cell office:value-type="string">
            <text:p>+18° 08′ 54.7100″</text:p>
          </table:table-cell>
          <table:table-cell table:formula="of:=(VALUE(MID([.C52]; 1; 2))*15)+VALUE(MID([.C52]; 5; 2))*(15/60)+(VALUE(MID([.C52]; 9; 8))*(16/60/60))" office:value-type="float" office:value="169.262075555556">
            <text:p>169.2620755556</text:p>
          </table:table-cell>
          <table:table-cell table:formula="of:=VALUE(MID(SUBSTITUTE(SUBSTITUTE([.D52]; &quot;−&quot;; &quot;-&quot;); &quot;–&quot;; &quot;-&quot;); 1; 3)) + (VALUE(MID([.D52]; 6; 2))*(15/60)) + (VALUE(MID([.D52]; 10; 7))*(15/60/60))" office:value-type="float" office:value="20.2279583333333">
            <text:p>20.2279583333</text:p>
          </table:table-cell>
          <table:table-cell office:value-type="string">
            <text:p>https://en.wikipedia.org/wiki/NGC_3608</text:p>
          </table:table-cell>
        </table:table-row>
        <table:table-row table:style-name="ro2">
          <table:table-cell office:value-type="string">
            <text:p>NGC 3894</text:p>
          </table:table-cell>
          <table:table-cell office:value-type="string">
            <text:p>Supermassive Black Hole</text:p>
          </table:table-cell>
          <table:table-cell office:value-type="string">
            <text:p>11h 48m 50.34626s</text:p>
          </table:table-cell>
          <table:table-cell office:value-type="string">
            <text:p>+59° 24′ 56.4505″</text:p>
          </table:table-cell>
          <table:table-cell table:formula="of:=(VALUE(MID([.C53]; 1; 2))*15)+VALUE(MID([.C53]; 5; 2))*(15/60)+(VALUE(MID([.C53]; 9; 8))*(16/60/60))" office:value-type="float" office:value="177.223761155556">
            <text:p>177.2237611556</text:p>
          </table:table-cell>
          <table:table-cell table:formula="of:=VALUE(MID(SUBSTITUTE(SUBSTITUTE([.D53]; &quot;−&quot;; &quot;-&quot;); &quot;–&quot;; &quot;-&quot;); 1; 3)) + (VALUE(MID([.D53]; 6; 2))*(15/60)) + (VALUE(MID([.D53]; 10; 7))*(15/60/60))" office:value-type="float" office:value="65.2352104166667">
            <text:p>65.2352104167</text:p>
          </table:table-cell>
          <table:table-cell office:value-type="string">
            <text:p>https://simbad.u-strasbg.fr/simbad/sim-id?Ident=NGC+3894</text:p>
          </table:table-cell>
        </table:table-row>
        <table:table-row table:style-name="ro1">
          <table:table-cell office:value-type="string">
            <text:p>NGC 3998</text:p>
          </table:table-cell>
          <table:table-cell office:value-type="string">
            <text:p>Supermassive Black Hole</text:p>
          </table:table-cell>
          <table:table-cell office:value-type="string">
            <text:p>11h 57m 56.13330s</text:p>
          </table:table-cell>
          <table:table-cell office:value-type="string">
            <text:p>+55° 27′ 12.9220″</text:p>
          </table:table-cell>
          <table:table-cell table:formula="of:=(VALUE(MID([.C54]; 1; 2))*15)+VALUE(MID([.C54]; 5; 2))*(15/60)+(VALUE(MID([.C54]; 9; 8))*(16/60/60))" office:value-type="float" office:value="179.499481333333">
            <text:p>179.4994813333</text:p>
          </table:table-cell>
          <table:table-cell table:formula="of:=VALUE(MID(SUBSTITUTE(SUBSTITUTE([.D54]; &quot;−&quot;; &quot;-&quot;); &quot;–&quot;; &quot;-&quot;); 1; 3)) + (VALUE(MID([.D54]; 6; 2))*(15/60)) + (VALUE(MID([.D54]; 10; 7))*(15/60/60))" office:value-type="float" office:value="61.8038416666667">
            <text:p>61.8038416667</text:p>
          </table:table-cell>
          <table:table-cell office:value-type="string">
            <text:p>https://en.wikipedia.org/wiki/NGC_3998</text:p>
          </table:table-cell>
        </table:table-row>
        <table:table-row table:style-name="ro1">
          <table:table-cell office:value-type="string">
            <text:p>NGC 4151</text:p>
          </table:table-cell>
          <table:table-cell office:value-type="string">
            <text:p>Supermassive Black Hole</text:p>
          </table:table-cell>
          <table:table-cell office:value-type="string">
            <text:p>12h 10m 32.60000s </text:p>
          </table:table-cell>
          <table:table-cell office:value-type="string">
            <text:p>+39° 24′ 21.0000″</text:p>
          </table:table-cell>
          <table:table-cell table:formula="of:=(VALUE(MID([.C55]; 1; 2))*15)+VALUE(MID([.C55]; 5; 2))*(15/60)+(VALUE(MID([.C55]; 9; 8))*(16/60/60))" office:value-type="float" office:value="182.644888888889">
            <text:p>182.6448888889</text:p>
          </table:table-cell>
          <table:table-cell table:formula="of:=VALUE(MID(SUBSTITUTE(SUBSTITUTE([.D55]; &quot;−&quot;; &quot;-&quot;); &quot;–&quot;; &quot;-&quot;); 1; 3)) + (VALUE(MID([.D55]; 6; 2))*(15/60)) + (VALUE(MID([.D55]; 10; 7))*(15/60/60))" office:value-type="float" office:value="45.0875">
            <text:p>45.0875</text:p>
          </table:table-cell>
          <table:table-cell office:value-type="string">
            <text:p>https://en.wikipedia.org/wiki/NGC_4151</text:p>
          </table:table-cell>
        </table:table-row>
        <table:table-row table:style-name="ro1">
          <table:table-cell office:value-type="string">
            <text:p>NGC 4261</text:p>
          </table:table-cell>
          <table:table-cell office:value-type="string">
            <text:p>Supermassive Black Hole</text:p>
          </table:table-cell>
          <table:table-cell office:value-type="string">
            <text:p>12h 19m 23.21606s </text:p>
          </table:table-cell>
          <table:table-cell office:value-type="string">
            <text:p>+05° 49′ 29.7000″</text:p>
          </table:table-cell>
          <table:table-cell table:formula="of:=(VALUE(MID([.C56]; 1; 2))*15)+VALUE(MID([.C56]; 5; 2))*(15/60)+(VALUE(MID([.C56]; 9; 8))*(16/60/60))" office:value-type="float" office:value="184.853182488889">
            <text:p>184.8531824889</text:p>
          </table:table-cell>
          <table:table-cell table:formula="of:=VALUE(MID(SUBSTITUTE(SUBSTITUTE([.D56]; &quot;−&quot;; &quot;-&quot;); &quot;–&quot;; &quot;-&quot;); 1; 3)) + (VALUE(MID([.D56]; 6; 2))*(15/60)) + (VALUE(MID([.D56]; 10; 7))*(15/60/60))" office:value-type="float" office:value="17.37375">
            <text:p>17.37375</text:p>
          </table:table-cell>
          <table:table-cell office:value-type="string">
            <text:p>https://en.wikipedia.org/wiki/NGC_4261</text:p>
          </table:table-cell>
        </table:table-row>
        <table:table-row table:style-name="ro2">
          <table:table-cell office:value-type="string">
            <text:p>NGC 4291</text:p>
          </table:table-cell>
          <table:table-cell office:value-type="string">
            <text:p>Supermassive Black Hole</text:p>
          </table:table-cell>
          <table:table-cell office:value-type="string">
            <text:p>12h 20m 17.69900s</text:p>
          </table:table-cell>
          <table:table-cell office:value-type="string">
            <text:p>+75° 22′ 15.4700″</text:p>
          </table:table-cell>
          <table:table-cell table:formula="of:=(VALUE(MID([.C57]; 1; 2))*15)+VALUE(MID([.C57]; 5; 2))*(15/60)+(VALUE(MID([.C57]; 9; 8))*(16/60/60))" office:value-type="float" office:value="185.078662222222">
            <text:p>185.0786622222</text:p>
          </table:table-cell>
          <table:table-cell table:formula="of:=VALUE(MID(SUBSTITUTE(SUBSTITUTE([.D57]; &quot;−&quot;; &quot;-&quot;); &quot;–&quot;; &quot;-&quot;); 1; 3)) + (VALUE(MID([.D57]; 6; 2))*(15/60)) + (VALUE(MID([.D57]; 10; 7))*(15/60/60))" office:value-type="float" office:value="80.5644583333333">
            <text:p>80.5644583333</text:p>
          </table:table-cell>
          <table:table-cell office:value-type="string">
            <text:p>https://simbad.u-strasbg.fr/simbad/sim-id?Ident=NGC+4291</text:p>
          </table:table-cell>
        </table:table-row>
        <table:table-row table:style-name="ro1">
          <table:table-cell office:value-type="string">
            <text:p>NGC 4342</text:p>
          </table:table-cell>
          <table:table-cell office:value-type="string">
            <text:p>Supermassive Black Hole</text:p>
          </table:table-cell>
          <table:table-cell office:value-type="string">
            <text:p>12h 23m 39.00320s</text:p>
          </table:table-cell>
          <table:table-cell office:value-type="string">
            <text:p>+07° 03′ 14.3594″</text:p>
          </table:table-cell>
          <table:table-cell table:formula="of:=(VALUE(MID([.C58]; 1; 2))*15)+VALUE(MID([.C58]; 5; 2))*(15/60)+(VALUE(MID([.C58]; 9; 8))*(16/60/60))" office:value-type="float" office:value="185.923347555556">
            <text:p>185.9233475556</text:p>
          </table:table-cell>
          <table:table-cell table:formula="of:=VALUE(MID(SUBSTITUTE(SUBSTITUTE([.D58]; &quot;−&quot;; &quot;-&quot;); &quot;–&quot;; &quot;-&quot;); 1; 3)) + (VALUE(MID([.D58]; 6; 2))*(15/60)) + (VALUE(MID([.D58]; 10; 7))*(15/60/60))" office:value-type="float" office:value="7.80983083333333">
            <text:p>7.8098308333</text:p>
          </table:table-cell>
          <table:table-cell office:value-type="string">
            <text:p>https://simbad.u-strasbg.fr/simbad/sim-id?Ident=NGC+4342</text:p>
          </table:table-cell>
        </table:table-row>
        <table:table-row table:style-name="ro2">
          <table:table-cell office:value-type="string">
            <text:p>NGC 4350</text:p>
          </table:table-cell>
          <table:table-cell office:value-type="string">
            <text:p>Supermassive Black Hole</text:p>
          </table:table-cell>
          <table:table-cell office:value-type="string">
            <text:p>12h 23m 57.81400s</text:p>
          </table:table-cell>
          <table:table-cell office:value-type="string">
            <text:p>+16° 41′ 36.0800″</text:p>
          </table:table-cell>
          <table:table-cell table:formula="of:=(VALUE(MID([.C59]; 1; 2))*15)+VALUE(MID([.C59]; 5; 2))*(15/60)+(VALUE(MID([.C59]; 9; 8))*(16/60/60))" office:value-type="float" office:value="186.006951111111">
            <text:p>186.0069511111</text:p>
          </table:table-cell>
          <table:table-cell table:formula="of:=VALUE(MID(SUBSTITUTE(SUBSTITUTE([.D59]; &quot;−&quot;; &quot;-&quot;); &quot;–&quot;; &quot;-&quot;); 1; 3)) + (VALUE(MID([.D59]; 6; 2))*(15/60)) + (VALUE(MID([.D59]; 10; 7))*(15/60/60))" office:value-type="float" office:value="26.4003333333333">
            <text:p>26.4003333333</text:p>
          </table:table-cell>
          <table:table-cell office:value-type="string">
            <text:p>https://simbad.u-strasbg.fr/simbad/sim-id?Ident=NGC+4350</text:p>
          </table:table-cell>
        </table:table-row>
        <table:table-row table:style-name="ro1">
          <table:table-cell office:value-type="string">
            <text:p>NGC 4438 (Eyes Galaxies)</text:p>
          </table:table-cell>
          <table:table-cell office:value-type="string">
            <text:p>Supermassive Black Hole</text:p>
          </table:table-cell>
          <table:table-cell office:value-type="string">
            <text:p>12h 27m 45.60000s </text:p>
          </table:table-cell>
          <table:table-cell office:value-type="string">
            <text:p>+13° 00' 31.0000"</text:p>
          </table:table-cell>
          <table:table-cell table:formula="of:=(VALUE(MID([.C60]; 1; 2))*15)+VALUE(MID([.C60]; 5; 2))*(15/60)+(VALUE(MID([.C60]; 9; 8))*(16/60/60))" office:value-type="float" office:value="186.952666666667">
            <text:p>186.9526666667</text:p>
          </table:table-cell>
          <table:table-cell table:formula="of:=VALUE(MID(SUBSTITUTE(SUBSTITUTE([.D60]; &quot;−&quot;; &quot;-&quot;); &quot;–&quot;; &quot;-&quot;); 1; 3)) + (VALUE(MID([.D60]; 6; 2))*(15/60)) + (VALUE(MID([.D60]; 10; 7))*(15/60/60))" office:value-type="float" office:value="13.1291666666667">
            <text:p>13.1291666667</text:p>
          </table:table-cell>
          <table:table-cell office:value-type="string">
            <text:p>https://en.wikipedia.org/wiki/Eyes_Galaxies</text:p>
          </table:table-cell>
        </table:table-row>
        <table:table-row table:style-name="ro1">
          <table:table-cell office:value-type="string">
            <text:p>NGC 4459</text:p>
          </table:table-cell>
          <table:table-cell office:value-type="string">
            <text:p>Supermassive Black Hole</text:p>
          </table:table-cell>
          <table:table-cell office:value-type="string">
            <text:p>12h 29m 00.00000s </text:p>
          </table:table-cell>
          <table:table-cell office:value-type="string">
            <text:p>+13° 58′ 42.0000″</text:p>
          </table:table-cell>
          <table:table-cell table:formula="of:=(VALUE(MID([.C61]; 1; 2))*15)+VALUE(MID([.C61]; 5; 2))*(15/60)+(VALUE(MID([.C61]; 9; 8))*(16/60/60))" office:value-type="float" office:value="187.25">
            <text:p>187.25</text:p>
          </table:table-cell>
          <table:table-cell table:formula="of:=VALUE(MID(SUBSTITUTE(SUBSTITUTE([.D61]; &quot;−&quot;; &quot;-&quot;); &quot;–&quot;; &quot;-&quot;); 1; 3)) + (VALUE(MID([.D61]; 6; 2))*(15/60)) + (VALUE(MID([.D61]; 10; 7))*(15/60/60))" office:value-type="float" office:value="27.675">
            <text:p>27.675</text:p>
          </table:table-cell>
          <table:table-cell office:value-type="string">
            <text:p>https://en.wikipedia.org/wiki/NGC_4459</text:p>
          </table:table-cell>
        </table:table-row>
        <table:table-row table:style-name="ro1">
          <table:table-cell office:value-type="string">
            <text:p>NGC 4473</text:p>
          </table:table-cell>
          <table:table-cell office:value-type="string">
            <text:p>Supermassive Black Hole</text:p>
          </table:table-cell>
          <table:table-cell office:value-type="string">
            <text:p>12h 29m 48.90000s</text:p>
          </table:table-cell>
          <table:table-cell office:value-type="string">
            <text:p>+13° 25′ 46.0000″ </text:p>
          </table:table-cell>
          <table:table-cell table:formula="of:=(VALUE(MID([.C62]; 1; 2))*15)+VALUE(MID([.C62]; 5; 2))*(15/60)+(VALUE(MID([.C62]; 9; 8))*(16/60/60))" office:value-type="float" office:value="187.467333333333">
            <text:p>187.4673333333</text:p>
          </table:table-cell>
          <table:table-cell table:formula="of:=VALUE(MID(SUBSTITUTE(SUBSTITUTE([.D62]; &quot;−&quot;; &quot;-&quot;); &quot;–&quot;; &quot;-&quot;); 1; 3)) + (VALUE(MID([.D62]; 6; 2))*(15/60)) + (VALUE(MID([.D62]; 10; 7))*(15/60/60))" office:value-type="float" office:value="19.4416666666667">
            <text:p>19.4416666667</text:p>
          </table:table-cell>
          <table:table-cell office:value-type="string">
            <text:p>https://en.wikipedia.org/wiki/NGC_4473</text:p>
          </table:table-cell>
        </table:table-row>
        <table:table-row table:style-name="ro2">
          <table:table-cell office:value-type="string">
            <text:p>NGC 4486B</text:p>
          </table:table-cell>
          <table:table-cell office:value-type="string">
            <text:p>Supermassive Black Hole</text:p>
          </table:table-cell>
          <table:table-cell office:value-type="string">
            <text:p>12h 30m 31.98500s</text:p>
          </table:table-cell>
          <table:table-cell office:value-type="string">
            <text:p>+12° 29′ 24.8500″ </text:p>
          </table:table-cell>
          <table:table-cell table:formula="of:=(VALUE(MID([.C63]; 1; 2))*15)+VALUE(MID([.C63]; 5; 2))*(15/60)+(VALUE(MID([.C63]; 9; 8))*(16/60/60))" office:value-type="float" office:value="187.642155555556">
            <text:p>187.6421555556</text:p>
          </table:table-cell>
          <table:table-cell table:formula="of:=VALUE(MID(SUBSTITUTE(SUBSTITUTE([.D63]; &quot;−&quot;; &quot;-&quot;); &quot;–&quot;; &quot;-&quot;); 1; 3)) + (VALUE(MID([.D63]; 6; 2))*(15/60)) + (VALUE(MID([.D63]; 10; 7))*(15/60/60))" office:value-type="float" office:value="19.3535416666667">
            <text:p>19.3535416667</text:p>
          </table:table-cell>
          <table:table-cell office:value-type="string">
            <text:p>https://simbad.u-strasbg.fr/simbad/sim-id?Ident=NGC+4486B</text:p>
          </table:table-cell>
        </table:table-row>
        <table:table-row table:style-name="ro1">
          <table:table-cell office:value-type="string">
            <text:p>NGC 4564</text:p>
          </table:table-cell>
          <table:table-cell office:value-type="string">
            <text:p>Supermassive Black Hole</text:p>
          </table:table-cell>
          <table:table-cell office:value-type="string">
            <text:p>12h 36m 27.00000s </text:p>
          </table:table-cell>
          <table:table-cell office:value-type="string">
            <text:p>+11° 26′ 21.0000″ </text:p>
          </table:table-cell>
          <table:table-cell table:formula="of:=(VALUE(MID([.C64]; 1; 2))*15)+VALUE(MID([.C64]; 5; 2))*(15/60)+(VALUE(MID([.C64]; 9; 8))*(16/60/60))" office:value-type="float" office:value="189.12">
            <text:p>189.12</text:p>
          </table:table-cell>
          <table:table-cell table:formula="of:=VALUE(MID(SUBSTITUTE(SUBSTITUTE([.D64]; &quot;−&quot;; &quot;-&quot;); &quot;–&quot;; &quot;-&quot;); 1; 3)) + (VALUE(MID([.D64]; 6; 2))*(15/60)) + (VALUE(MID([.D64]; 10; 7))*(15/60/60))" office:value-type="float" office:value="17.5875">
            <text:p>17.5875</text:p>
          </table:table-cell>
          <table:table-cell office:value-type="string">
            <text:p>https://en.wikipedia.org/wiki/NGC_4564</text:p>
          </table:table-cell>
        </table:table-row>
        <table:table-row table:style-name="ro1">
          <table:table-cell office:value-type="string">
            <text:p>NGC 4579 (Messier 58)</text:p>
          </table:table-cell>
          <table:table-cell office:value-type="string">
            <text:p>Supermassive Black Hole</text:p>
          </table:table-cell>
          <table:table-cell office:value-type="string">
            <text:p>12h 37m 43.50000s</text:p>
          </table:table-cell>
          <table:table-cell office:value-type="string">
            <text:p>+11° 49′ 05.0000″ </text:p>
          </table:table-cell>
          <table:table-cell table:formula="of:=(VALUE(MID([.C65]; 1; 2))*15)+VALUE(MID([.C65]; 5; 2))*(15/60)+(VALUE(MID([.C65]; 9; 8))*(16/60/60))" office:value-type="float" office:value="189.443333333333">
            <text:p>189.4433333333</text:p>
          </table:table-cell>
          <table:table-cell table:formula="of:=VALUE(MID(SUBSTITUTE(SUBSTITUTE([.D65]; &quot;−&quot;; &quot;-&quot;); &quot;–&quot;; &quot;-&quot;); 1; 3)) + (VALUE(MID([.D65]; 6; 2))*(15/60)) + (VALUE(MID([.D65]; 10; 7))*(15/60/60))" office:value-type="float" office:value="23.2708333333333">
            <text:p>23.2708333333</text:p>
          </table:table-cell>
          <table:table-cell office:value-type="string">
            <text:p>https://en.wikipedia.org/wiki/Messier_58</text:p>
          </table:table-cell>
        </table:table-row>
        <table:table-row table:style-name="ro1">
          <table:table-cell office:value-type="string">
            <text:p>NGC 4596</text:p>
          </table:table-cell>
          <table:table-cell office:value-type="string">
            <text:p>Supermassive Black Hole</text:p>
          </table:table-cell>
          <table:table-cell office:value-type="string">
            <text:p>12h 39m 55.90000s </text:p>
          </table:table-cell>
          <table:table-cell office:value-type="string">
            <text:p>+10° 10′ 34.0000″ </text:p>
          </table:table-cell>
          <table:table-cell table:formula="of:=(VALUE(MID([.C66]; 1; 2))*15)+VALUE(MID([.C66]; 5; 2))*(15/60)+(VALUE(MID([.C66]; 9; 8))*(16/60/60))" office:value-type="float" office:value="189.998444444444">
            <text:p>189.9984444444</text:p>
          </table:table-cell>
          <table:table-cell table:formula="of:=VALUE(MID(SUBSTITUTE(SUBSTITUTE([.D66]; &quot;−&quot;; &quot;-&quot;); &quot;–&quot;; &quot;-&quot;); 1; 3)) + (VALUE(MID([.D66]; 6; 2))*(15/60)) + (VALUE(MID([.D66]; 10; 7))*(15/60/60))" office:value-type="float" office:value="12.6416666666667">
            <text:p>12.6416666667</text:p>
          </table:table-cell>
          <table:table-cell office:value-type="string">
            <text:p>https://en.wikipedia.org/wiki/NGC_4596</text:p>
          </table:table-cell>
        </table:table-row>
        <table:table-row table:style-name="ro1">
          <table:table-cell office:value-type="string">
            <text:p>NGC 4697</text:p>
          </table:table-cell>
          <table:table-cell office:value-type="string">
            <text:p>Supermassive Black Hole</text:p>
          </table:table-cell>
          <table:table-cell office:value-type="string">
            <text:p>12h 48m 35.90000s</text:p>
          </table:table-cell>
          <table:table-cell office:value-type="string">
            <text:p>−05° 48′ 03.0000″ </text:p>
          </table:table-cell>
          <table:table-cell table:formula="of:=(VALUE(MID([.C67]; 1; 2))*15)+VALUE(MID([.C67]; 5; 2))*(15/60)+(VALUE(MID([.C67]; 9; 8))*(16/60/60))" office:value-type="float" office:value="192.159555555556">
            <text:p>192.1595555556</text:p>
          </table:table-cell>
          <table:table-cell table:formula="of:=VALUE(MID(SUBSTITUTE(SUBSTITUTE([.D67]; &quot;−&quot;; &quot;-&quot;); &quot;–&quot;; &quot;-&quot;); 1; 3)) + (VALUE(MID([.D67]; 6; 2))*(15/60)) + (VALUE(MID([.D67]; 10; 7))*(15/60/60))" office:value-type="float" office:value="7.0125">
            <text:p>7.0125</text:p>
          </table:table-cell>
          <table:table-cell office:value-type="string">
            <text:p>https://en.wikipedia.org/wiki/NGC_4697</text:p>
          </table:table-cell>
        </table:table-row>
        <table:table-row table:style-name="ro2">
          <table:table-cell office:value-type="string">
            <text:p>NGC 4742</text:p>
          </table:table-cell>
          <table:table-cell office:value-type="string">
            <text:p>Supermassive Black Hole</text:p>
          </table:table-cell>
          <table:table-cell office:value-type="string">
            <text:p>12h 51m 48.04167s</text:p>
          </table:table-cell>
          <table:table-cell office:value-type="string">
            <text:p>−10° 27′ 17.1966″ </text:p>
          </table:table-cell>
          <table:table-cell table:formula="of:=(VALUE(MID([.C68]; 1; 2))*15)+VALUE(MID([.C68]; 5; 2))*(15/60)+(VALUE(MID([.C68]; 9; 8))*(16/60/60))" office:value-type="float" office:value="192.963518533333">
            <text:p>192.9635185333</text:p>
          </table:table-cell>
          <table:table-cell table:formula="of:=VALUE(MID(SUBSTITUTE(SUBSTITUTE([.D68]; &quot;−&quot;; &quot;-&quot;); &quot;–&quot;; &quot;-&quot;); 1; 3)) + (VALUE(MID([.D68]; 6; 2))*(15/60)) + (VALUE(MID([.D68]; 10; 7))*(15/60/60))" office:value-type="float" office:value="-3.1783475">
            <text:p>-3.1783475</text:p>
          </table:table-cell>
          <table:table-cell office:value-type="string">
            <text:p>https://simbad.u-strasbg.fr/simbad/sim-id?Ident=NGC+4742</text:p>
          </table:table-cell>
        </table:table-row>
        <table:table-row table:style-name="ro2">
          <table:table-cell office:value-type="string">
            <text:p>NGC 4791</text:p>
          </table:table-cell>
          <table:table-cell office:value-type="string">
            <text:p>Supermassive Black Hole</text:p>
          </table:table-cell>
          <table:table-cell office:value-type="string">
            <text:p>12h 54m 43.94691s</text:p>
          </table:table-cell>
          <table:table-cell office:value-type="string">
            <text:p>+08° 03′ 11.1364″</text:p>
          </table:table-cell>
          <table:table-cell table:formula="of:=(VALUE(MID([.C69]; 1; 2))*15)+VALUE(MID([.C69]; 5; 2))*(15/60)+(VALUE(MID([.C69]; 9; 8))*(16/60/60))" office:value-type="float" office:value="193.6953196">
            <text:p>193.6953196</text:p>
          </table:table-cell>
          <table:table-cell table:formula="of:=VALUE(MID(SUBSTITUTE(SUBSTITUTE([.D69]; &quot;−&quot;; &quot;-&quot;); &quot;–&quot;; &quot;-&quot;); 1; 3)) + (VALUE(MID([.D69]; 6; 2))*(15/60)) + (VALUE(MID([.D69]; 10; 7))*(15/60/60))" office:value-type="float" office:value="8.79640166666667">
            <text:p>8.7964016667</text:p>
          </table:table-cell>
          <table:table-cell office:value-type="string">
            <text:p>https://simbad.u-strasbg.fr/simbad/sim-id?Ident=NGC+4791</text:p>
          </table:table-cell>
        </table:table-row>
        <table:table-row table:style-name="ro2">
          <table:table-cell office:value-type="string">
            <text:p>NGC 4849</text:p>
          </table:table-cell>
          <table:table-cell office:value-type="string">
            <text:p>Supermassive Black Hole</text:p>
          </table:table-cell>
          <table:table-cell office:value-type="string">
            <text:p>12h 58m 12.67534s</text:p>
          </table:table-cell>
          <table:table-cell office:value-type="string">
            <text:p>+26° 23′ 48.7044″</text:p>
          </table:table-cell>
          <table:table-cell table:formula="of:=(VALUE(MID([.C70]; 1; 2))*15)+VALUE(MID([.C70]; 5; 2))*(15/60)+(VALUE(MID([.C70]; 9; 8))*(16/60/60))" office:value-type="float" office:value="194.556334844444">
            <text:p>194.5563348444</text:p>
          </table:table-cell>
          <table:table-cell table:formula="of:=VALUE(MID(SUBSTITUTE(SUBSTITUTE([.D70]; &quot;−&quot;; &quot;-&quot;); &quot;–&quot;; &quot;-&quot;); 1; 3)) + (VALUE(MID([.D70]; 6; 2))*(15/60)) + (VALUE(MID([.D70]; 10; 7))*(15/60/60))" office:value-type="float" office:value="31.952935">
            <text:p>31.952935</text:p>
          </table:table-cell>
          <table:table-cell office:value-type="string">
            <text:p>https://simbad.u-strasbg.fr/simbad/sim-id?Ident=NGC+4849</text:p>
          </table:table-cell>
        </table:table-row>
        <table:table-row table:style-name="ro1">
          <table:table-cell office:value-type="string">
            <text:p>NGC 4889 (Caldwell 35)</text:p>
          </table:table-cell>
          <table:table-cell office:value-type="string">
            <text:p>Supermassive Black Hole</text:p>
          </table:table-cell>
          <table:table-cell office:value-type="string">
            <text:p>13h 00m 08.10000s</text:p>
          </table:table-cell>
          <table:table-cell office:value-type="string">
            <text:p>+27° 58′ 37.0000″</text:p>
          </table:table-cell>
          <table:table-cell table:formula="of:=(VALUE(MID([.C71]; 1; 2))*15)+VALUE(MID([.C71]; 5; 2))*(15/60)+(VALUE(MID([.C71]; 9; 8))*(16/60/60))" office:value-type="float" office:value="195.036">
            <text:p>195.036</text:p>
          </table:table-cell>
          <table:table-cell table:formula="of:=VALUE(MID(SUBSTITUTE(SUBSTITUTE([.D71]; &quot;−&quot;; &quot;-&quot;); &quot;–&quot;; &quot;-&quot;); 1; 3)) + (VALUE(MID([.D71]; 6; 2))*(15/60)) + (VALUE(MID([.D71]; 10; 7))*(15/60/60))" office:value-type="float" office:value="41.6541666666667">
            <text:p>41.6541666667</text:p>
          </table:table-cell>
          <table:table-cell office:value-type="string">
            <text:p>https://en.wikipedia.org/wiki/NGC_4889</text:p>
          </table:table-cell>
        </table:table-row>
        <table:table-row table:style-name="ro1">
          <table:table-cell office:value-type="string">
            <text:p>NGC 4945 (Caldwell 83)</text:p>
          </table:table-cell>
          <table:table-cell office:value-type="string">
            <text:p>Supermassive Black Hole</text:p>
          </table:table-cell>
          <table:table-cell office:value-type="string">
            <text:p>13h 05m 27.50000s</text:p>
          </table:table-cell>
          <table:table-cell office:value-type="string">
            <text:p>−49° 28′ 06.0000″ </text:p>
          </table:table-cell>
          <table:table-cell table:formula="of:=(VALUE(MID([.C72]; 1; 2))*15)+VALUE(MID([.C72]; 5; 2))*(15/60)+(VALUE(MID([.C72]; 9; 8))*(16/60/60))" office:value-type="float" office:value="196.372222222222">
            <text:p>196.3722222222</text:p>
          </table:table-cell>
          <table:table-cell table:formula="of:=VALUE(MID(SUBSTITUTE(SUBSTITUTE([.D72]; &quot;−&quot;; &quot;-&quot;); &quot;–&quot;; &quot;-&quot;); 1; 3)) + (VALUE(MID([.D72]; 6; 2))*(15/60)) + (VALUE(MID([.D72]; 10; 7))*(15/60/60))" office:value-type="float" office:value="-41.975">
            <text:p>-41.975</text:p>
          </table:table-cell>
          <table:table-cell office:value-type="string">
            <text:p>https://en.wikipedia.org/wiki/NGC_4945</text:p>
          </table:table-cell>
        </table:table-row>
        <table:table-row table:style-name="ro1">
          <table:table-cell office:value-type="string">
            <text:p>NGC 5033</text:p>
          </table:table-cell>
          <table:table-cell office:value-type="string">
            <text:p>Supermassive Black Hole</text:p>
          </table:table-cell>
          <table:table-cell office:value-type="string">
            <text:p>13h 13m 27.50000s </text:p>
          </table:table-cell>
          <table:table-cell office:value-type="string">
            <text:p>+36° 35′ 38.0000″</text:p>
          </table:table-cell>
          <table:table-cell table:formula="of:=(VALUE(MID([.C73]; 1; 2))*15)+VALUE(MID([.C73]; 5; 2))*(15/60)+(VALUE(MID([.C73]; 9; 8))*(16/60/60))" office:value-type="float" office:value="198.372222222222">
            <text:p>198.3722222222</text:p>
          </table:table-cell>
          <table:table-cell table:formula="of:=VALUE(MID(SUBSTITUTE(SUBSTITUTE([.D73]; &quot;−&quot;; &quot;-&quot;); &quot;–&quot;; &quot;-&quot;); 1; 3)) + (VALUE(MID([.D73]; 6; 2))*(15/60)) + (VALUE(MID([.D73]; 10; 7))*(15/60/60))" office:value-type="float" office:value="44.9083333333333">
            <text:p>44.9083333333</text:p>
          </table:table-cell>
          <table:table-cell office:value-type="string">
            <text:p>https://en.wikipedia.org/wiki/NGC_5033</text:p>
          </table:table-cell>
        </table:table-row>
        <table:table-row table:style-name="ro2">
          <table:table-cell office:value-type="string">
            <text:p>NGC 5845</text:p>
          </table:table-cell>
          <table:table-cell office:value-type="string">
            <text:p>Supermassive Black Hole</text:p>
          </table:table-cell>
          <table:table-cell office:value-type="string">
            <text:p>15h 06m 00.78232s</text:p>
          </table:table-cell>
          <table:table-cell office:value-type="string">
            <text:p>+15° 06′ 00.7823″</text:p>
          </table:table-cell>
          <table:table-cell table:formula="of:=(VALUE(MID([.C74]; 1; 2))*15)+VALUE(MID([.C74]; 5; 2))*(15/60)+(VALUE(MID([.C74]; 9; 8))*(16/60/60))" office:value-type="float" office:value="226.503476977778">
            <text:p>226.5034769778</text:p>
          </table:table-cell>
          <table:table-cell table:formula="of:=VALUE(MID(SUBSTITUTE(SUBSTITUTE([.D74]; &quot;−&quot;; &quot;-&quot;); &quot;–&quot;; &quot;-&quot;); 1; 3)) + (VALUE(MID([.D74]; 6; 2))*(15/60)) + (VALUE(MID([.D74]; 10; 7))*(15/60/60))" office:value-type="float" office:value="16.5032595833333">
            <text:p>16.5032595833</text:p>
          </table:table-cell>
          <table:table-cell office:value-type="string">
            <text:p>https://simbad.u-strasbg.fr/simbad/sim-id?Ident=NGC+5845</text:p>
          </table:table-cell>
        </table:table-row>
        <table:table-row table:style-name="ro1">
          <table:table-cell office:value-type="string">
            <text:p>NGC 6251</text:p>
          </table:table-cell>
          <table:table-cell office:value-type="string">
            <text:p>Supermassive Black Hole</text:p>
          </table:table-cell>
          <table:table-cell office:value-type="string">
            <text:p>16h 32m 31.97000s</text:p>
          </table:table-cell>
          <table:table-cell office:value-type="string">
            <text:p>+82° 32′ 16.4000″</text:p>
          </table:table-cell>
          <table:table-cell table:formula="of:=(VALUE(MID([.C75]; 1; 2))*15)+VALUE(MID([.C75]; 5; 2))*(15/60)+(VALUE(MID([.C75]; 9; 8))*(16/60/60))" office:value-type="float" office:value="248.142088888889">
            <text:p>248.1420888889</text:p>
          </table:table-cell>
          <table:table-cell table:formula="of:=VALUE(MID(SUBSTITUTE(SUBSTITUTE([.D75]; &quot;−&quot;; &quot;-&quot;); &quot;–&quot;; &quot;-&quot;); 1; 3)) + (VALUE(MID([.D75]; 6; 2))*(15/60)) + (VALUE(MID([.D75]; 10; 7))*(15/60/60))" office:value-type="float" office:value="90.0683333333333">
            <text:p>90.0683333333</text:p>
          </table:table-cell>
          <table:table-cell office:value-type="string">
            <text:p>https://en.wikipedia.org/wiki/NGC_6251</text:p>
          </table:table-cell>
        </table:table-row>
        <table:table-row table:style-name="ro1">
          <table:table-cell office:value-type="string">
            <text:p>NGC 7052</text:p>
          </table:table-cell>
          <table:table-cell office:value-type="string">
            <text:p>Supermassive Black Hole</text:p>
          </table:table-cell>
          <table:table-cell office:value-type="string">
            <text:p>21h 18m 33.00000s</text:p>
          </table:table-cell>
          <table:table-cell office:value-type="string">
            <text:p>+26° 26′ 49.0000″</text:p>
          </table:table-cell>
          <table:table-cell table:formula="of:=(VALUE(MID([.C76]; 1; 2))*15)+VALUE(MID([.C76]; 5; 2))*(15/60)+(VALUE(MID([.C76]; 9; 8))*(16/60/60))" office:value-type="float" office:value="319.646666666667">
            <text:p>319.6466666667</text:p>
          </table:table-cell>
          <table:table-cell table:formula="of:=VALUE(MID(SUBSTITUTE(SUBSTITUTE([.D76]; &quot;−&quot;; &quot;-&quot;); &quot;–&quot;; &quot;-&quot;); 1; 3)) + (VALUE(MID([.D76]; 6; 2))*(15/60)) + (VALUE(MID([.D76]; 10; 7))*(15/60/60))" office:value-type="float" office:value="32.7041666666667">
            <text:p>32.7041666667</text:p>
          </table:table-cell>
          <table:table-cell office:value-type="string">
            <text:p>https://en.wikipedia.org/wiki/NGC_7052</text:p>
          </table:table-cell>
        </table:table-row>
        <table:table-row table:style-name="ro1">
          <table:table-cell office:value-type="string">
            <text:p>NGC 7457</text:p>
          </table:table-cell>
          <table:table-cell office:value-type="string">
            <text:p>Supermassive Black Hole</text:p>
          </table:table-cell>
          <table:table-cell office:value-type="string">
            <text:p>23h 00m 59.93400s</text:p>
          </table:table-cell>
          <table:table-cell office:value-type="string">
            <text:p>+30° 08′ 41.7900″ </text:p>
          </table:table-cell>
          <table:table-cell table:formula="of:=(VALUE(MID([.C77]; 1; 2))*15)+VALUE(MID([.C77]; 5; 2))*(15/60)+(VALUE(MID([.C77]; 9; 8))*(16/60/60))" office:value-type="float" office:value="345.266373333333">
            <text:p>345.2663733333</text:p>
          </table:table-cell>
          <table:table-cell table:formula="of:=VALUE(MID(SUBSTITUTE(SUBSTITUTE([.D77]; &quot;−&quot;; &quot;-&quot;); &quot;–&quot;; &quot;-&quot;); 1; 3)) + (VALUE(MID([.D77]; 6; 2))*(15/60)) + (VALUE(MID([.D77]; 10; 7))*(15/60/60))" office:value-type="float" office:value="32.174125">
            <text:p>32.174125</text:p>
          </table:table-cell>
          <table:table-cell office:value-type="string">
            <text:p>https://en.wikipedia.org/wiki/NGC_7457</text:p>
          </table:table-cell>
        </table:table-row>
        <table:table-row table:style-name="ro1">
          <table:table-cell office:value-type="string">
            <text:p>OJ 287</text:p>
          </table:table-cell>
          <table:table-cell office:value-type="string">
            <text:p>Supermassive Black Hole</text:p>
          </table:table-cell>
          <table:table-cell office:value-type="string">
            <text:p>08h 54m 48.90000s</text:p>
          </table:table-cell>
          <table:table-cell office:value-type="string">
            <text:p>+20° 06′ 31.0000″</text:p>
          </table:table-cell>
          <table:table-cell table:formula="of:=(VALUE(MID([.C78]; 1; 2))*15)+VALUE(MID([.C78]; 5; 2))*(15/60)+(VALUE(MID([.C78]; 9; 8))*(16/60/60))" office:value-type="float" office:value="133.717333333333">
            <text:p>133.7173333333</text:p>
          </table:table-cell>
          <table:table-cell table:formula="of:=VALUE(MID(SUBSTITUTE(SUBSTITUTE([.D78]; &quot;−&quot;; &quot;-&quot;); &quot;–&quot;; &quot;-&quot;); 1; 3)) + (VALUE(MID([.D78]; 6; 2))*(15/60)) + (VALUE(MID([.D78]; 10; 7))*(15/60/60))" office:value-type="float" office:value="21.6291666666667">
            <text:p>21.6291666667</text:p>
          </table:table-cell>
          <table:table-cell office:value-type="string">
            <text:p>https://en.wikipedia.org/wiki/OJ_287</text:p>
          </table:table-cell>
        </table:table-row>
        <table:table-row table:style-name="ro1">
          <table:table-cell office:value-type="string">
            <text:p>PKS 0521-365</text:p>
          </table:table-cell>
          <table:table-cell office:value-type="string">
            <text:p>Supermassive Black Hole</text:p>
          </table:table-cell>
          <table:table-cell office:value-type="string">
            <text:p>05h 22m 57.98396s</text:p>
          </table:table-cell>
          <table:table-cell office:value-type="string">
            <text:p>−36° 27′ 30.8477″</text:p>
          </table:table-cell>
          <table:table-cell table:formula="of:=(VALUE(MID([.C79]; 1; 2))*15)+VALUE(MID([.C79]; 5; 2))*(15/60)+(VALUE(MID([.C79]; 9; 8))*(16/60/60))" office:value-type="float" office:value="80.7577064888889">
            <text:p>80.7577064889</text:p>
          </table:table-cell>
          <table:table-cell table:formula="of:=VALUE(MID(SUBSTITUTE(SUBSTITUTE([.D79]; &quot;−&quot;; &quot;-&quot;); &quot;–&quot;; &quot;-&quot;); 1; 3)) + (VALUE(MID([.D79]; 6; 2))*(15/60)) + (VALUE(MID([.D79]; 10; 7))*(15/60/60))" office:value-type="float" office:value="-29.1214679166667">
            <text:p>-29.1214679167</text:p>
          </table:table-cell>
          <table:table-cell office:value-type="string">
            <text:p>https://en.wikipedia.org/wiki/PKS_0521-365</text:p>
          </table:table-cell>
        </table:table-row>
        <table:table-row table:style-name="ro2">
          <table:table-cell office:value-type="string">
            <text:p>PKS 0548-322</text:p>
          </table:table-cell>
          <table:table-cell office:value-type="string">
            <text:p>Supermassive Black Hole</text:p>
          </table:table-cell>
          <table:table-cell office:value-type="string">
            <text:p>05h 50m 40.57051s</text:p>
          </table:table-cell>
          <table:table-cell office:value-type="string">
            <text:p>−05° 50′ 40.5705″</text:p>
          </table:table-cell>
          <table:table-cell table:formula="of:=(VALUE(MID([.C80]; 1; 2))*15)+VALUE(MID([.C80]; 5; 2))*(15/60)+(VALUE(MID([.C80]; 9; 8))*(16/60/60))" office:value-type="float" office:value="87.6803133777778">
            <text:p>87.6803133778</text:p>
          </table:table-cell>
          <table:table-cell table:formula="of:=VALUE(MID(SUBSTITUTE(SUBSTITUTE([.D80]; &quot;−&quot;; &quot;-&quot;); &quot;–&quot;; &quot;-&quot;); 1; 3)) + (VALUE(MID([.D80]; 6; 2))*(15/60)) + (VALUE(MID([.D80]; 10; 7))*(15/60/60))" office:value-type="float" office:value="7.66904375">
            <text:p>7.66904375</text:p>
          </table:table-cell>
          <table:table-cell office:value-type="string">
            <text:p>https://simbad.u-strasbg.fr/simbad/sim-id?Ident=PKS+0548-322</text:p>
          </table:table-cell>
        </table:table-row>
        <table:table-row table:style-name="ro2">
          <table:table-cell office:value-type="string">
            <text:p>PKS 2201+044</text:p>
          </table:table-cell>
          <table:table-cell office:value-type="string">
            <text:p>Supermassive Black Hole</text:p>
          </table:table-cell>
          <table:table-cell office:value-type="string">
            <text:p>22h 04m 17.65211s</text:p>
          </table:table-cell>
          <table:table-cell office:value-type="string">
            <text:p>+04° 40′ 02.0275″</text:p>
          </table:table-cell>
          <table:table-cell table:formula="of:=(VALUE(MID([.C81]; 1; 2))*15)+VALUE(MID([.C81]; 5; 2))*(15/60)+(VALUE(MID([.C81]; 9; 8))*(16/60/60))" office:value-type="float" office:value="331.078453822222">
            <text:p>331.0784538222</text:p>
          </table:table-cell>
          <table:table-cell table:formula="of:=VALUE(MID(SUBSTITUTE(SUBSTITUTE([.D81]; &quot;−&quot;; &quot;-&quot;); &quot;–&quot;; &quot;-&quot;); 1; 3)) + (VALUE(MID([.D81]; 6; 2))*(15/60)) + (VALUE(MID([.D81]; 10; 7))*(15/60/60))" office:value-type="float" office:value="14.0084479166667">
            <text:p>14.0084479167</text:p>
          </table:table-cell>
          <table:table-cell office:value-type="string">
            <text:p>https://simbad.u-strasbg.fr/simbad/sim-id?Ident=PKS+2201%2B044</text:p>
          </table:table-cell>
        </table:table-row>
        <table:table-row table:style-name="ro1">
          <table:table-cell office:value-type="string">
            <text:p>Q0906+6930</text:p>
          </table:table-cell>
          <table:table-cell office:value-type="string">
            <text:p>Supermassive Black Hole</text:p>
          </table:table-cell>
          <table:table-cell office:value-type="string">
            <text:p>09h 06m 30.75000s </text:p>
          </table:table-cell>
          <table:table-cell office:value-type="string">
            <text:p>+69° 30′ 30.8000″</text:p>
          </table:table-cell>
          <table:table-cell table:formula="of:=(VALUE(MID([.C82]; 1; 2))*15)+VALUE(MID([.C82]; 5; 2))*(15/60)+(VALUE(MID([.C82]; 9; 8))*(16/60/60))" office:value-type="float" office:value="136.636666666667">
            <text:p>136.6366666667</text:p>
          </table:table-cell>
          <table:table-cell table:formula="of:=VALUE(MID(SUBSTITUTE(SUBSTITUTE([.D82]; &quot;−&quot;; &quot;-&quot;); &quot;–&quot;; &quot;-&quot;); 1; 3)) + (VALUE(MID([.D82]; 6; 2))*(15/60)) + (VALUE(MID([.D82]; 10; 7))*(15/60/60))" office:value-type="float" office:value="76.6283333333333">
            <text:p>76.6283333333</text:p>
          </table:table-cell>
          <table:table-cell office:value-type="string">
            <text:p>https://en.wikipedia.org/wiki/Q0906%2B6930</text:p>
          </table:table-cell>
        </table:table-row>
        <table:table-row table:style-name="ro1">
          <table:table-cell office:value-type="string">
            <text:p>RX J1131-1231</text:p>
          </table:table-cell>
          <table:table-cell office:value-type="string">
            <text:p>Supermassive Black Hole</text:p>
          </table:table-cell>
          <table:table-cell office:value-type="string">
            <text:p>11h 31m 51.60000s </text:p>
          </table:table-cell>
          <table:table-cell office:value-type="string">
            <text:p>−12° 31′ 57.0000″ </text:p>
          </table:table-cell>
          <table:table-cell table:formula="of:=(VALUE(MID([.C83]; 1; 2))*15)+VALUE(MID([.C83]; 5; 2))*(15/60)+(VALUE(MID([.C83]; 9; 8))*(16/60/60))" office:value-type="float" office:value="172.979333333333">
            <text:p>172.9793333333</text:p>
          </table:table-cell>
          <table:table-cell table:formula="of:=VALUE(MID(SUBSTITUTE(SUBSTITUTE([.D83]; &quot;−&quot;; &quot;-&quot;); &quot;–&quot;; &quot;-&quot;); 1; 3)) + (VALUE(MID([.D83]; 6; 2))*(15/60)) + (VALUE(MID([.D83]; 10; 7))*(15/60/60))" office:value-type="float" office:value="-4.0125">
            <text:p>-4.0125</text:p>
          </table:table-cell>
          <table:table-cell office:value-type="string">
            <text:p>https://en.wikipedia.org/wiki/RX_J1131-1231</text:p>
          </table:table-cell>
        </table:table-row>
        <table:table-row table:style-name="ro1">
          <table:table-cell office:value-type="string">
            <text:p>Sagittarius A*</text:p>
          </table:table-cell>
          <table:table-cell office:value-type="string">
            <text:p>Supermassive Black Hole</text:p>
          </table:table-cell>
          <table:table-cell office:value-type="string">
            <text:p>17h 45m 40.04090s </text:p>
          </table:table-cell>
          <table:table-cell office:value-type="string">
            <text:p>−29° 00′ 28.1180″ </text:p>
          </table:table-cell>
          <table:table-cell table:formula="of:=(VALUE(MID([.C84]; 1; 2))*15)+VALUE(MID([.C84]; 5; 2))*(15/60)+(VALUE(MID([.C84]; 9; 8))*(16/60/60))" office:value-type="float" office:value="266.427959555556">
            <text:p>266.4279595556</text:p>
          </table:table-cell>
          <table:table-cell table:formula="of:=VALUE(MID(SUBSTITUTE(SUBSTITUTE([.D84]; &quot;−&quot;; &quot;-&quot;); &quot;–&quot;; &quot;-&quot;); 1; 3)) + (VALUE(MID([.D84]; 6; 2))*(15/60)) + (VALUE(MID([.D84]; 10; 7))*(15/60/60))" office:value-type="float" office:value="-28.8828416666667">
            <text:p>-28.8828416667</text:p>
          </table:table-cell>
          <table:table-cell office:value-type="string">
            <text:p>https://en.wikipedia.org/wiki/Sagittarius_A*</text:p>
          </table:table-cell>
        </table:table-row>
        <table:table-row table:style-name="ro2">
          <table:table-cell office:value-type="string">
            <text:p>SDSS J140821.67+025733.2</text:p>
          </table:table-cell>
          <table:table-cell office:value-type="string">
            <text:p>Supermassive Black Hole</text:p>
          </table:table-cell>
          <table:table-cell office:value-type="string">
            <text:p>14h 08m 21.66624s</text:p>
          </table:table-cell>
          <table:table-cell office:value-type="string">
            <text:p>+14° 08′ 21.6662″ </text:p>
          </table:table-cell>
          <table:table-cell table:formula="of:=(VALUE(MID([.C85]; 1; 2))*15)+VALUE(MID([.C85]; 5; 2))*(15/60)+(VALUE(MID([.C85]; 9; 8))*(16/60/60))" office:value-type="float" office:value="212.0962944">
            <text:p>212.0962944</text:p>
          </table:table-cell>
          <table:table-cell table:formula="of:=VALUE(MID(SUBSTITUTE(SUBSTITUTE([.D85]; &quot;−&quot;; &quot;-&quot;); &quot;–&quot;; &quot;-&quot;); 1; 3)) + (VALUE(MID([.D85]; 6; 2))*(15/60)) + (VALUE(MID([.D85]; 10; 7))*(15/60/60))" office:value-type="float" office:value="16.0902758333333">
            <text:p>16.0902758333</text:p>
          </table:table-cell>
          <table:table-cell office:value-type="string">
            <text:p>https://simbad.u-strasbg.fr/simbad/sim-id?Ident=SDSS+J140821.67%2B025733.2</text:p>
          </table:table-cell>
        </table:table-row>
        <table:table-row table:style-name="ro1">
          <table:table-cell office:value-type="string">
            <text:p>Messier 82 (Cigar Galaxy)</text:p>
          </table:table-cell>
          <table:table-cell office:value-type="string">
            <text:p>Intermediate Black Hole</text:p>
          </table:table-cell>
          <table:table-cell office:value-type="string">
            <text:p>09h 55m 52.20000s</text:p>
          </table:table-cell>
          <table:table-cell office:value-type="string">
            <text:p>+69° 40′ 47.0000″ </text:p>
          </table:table-cell>
          <table:table-cell table:formula="of:=(VALUE(MID([.C86]; 1; 2))*15)+VALUE(MID([.C86]; 5; 2))*(15/60)+(VALUE(MID([.C86]; 9; 8))*(16/60/60))" office:value-type="float" office:value="148.982">
            <text:p>148.982</text:p>
          </table:table-cell>
          <table:table-cell table:formula="of:=VALUE(MID(SUBSTITUTE(SUBSTITUTE([.D86]; &quot;−&quot;; &quot;-&quot;); &quot;–&quot;; &quot;-&quot;); 1; 3)) + (VALUE(MID([.D86]; 6; 2))*(15/60)) + (VALUE(MID([.D86]; 10; 7))*(15/60/60))" office:value-type="float" office:value="79.1958333333333">
            <text:p>79.1958333333</text:p>
          </table:table-cell>
          <table:table-cell office:value-type="string">
            <text:p>https://en.wikipedia.org/wiki/Messier_82</text:p>
          </table:table-cell>
        </table:table-row>
        <table:table-row table:style-name="ro2">
          <table:table-cell office:value-type="string">
            <text:p>GCIRS 13E</text:p>
          </table:table-cell>
          <table:table-cell office:value-type="string">
            <text:p>Intermediate Black Hole</text:p>
          </table:table-cell>
          <table:table-cell office:value-type="string">
            <text:p>17h 45m 39.73000s </text:p>
          </table:table-cell>
          <table:table-cell office:value-type="string">
            <text:p>−29° 00′ 29.7000″ </text:p>
          </table:table-cell>
          <table:table-cell table:formula="of:=(VALUE(MID([.C87]; 1; 2))*15)+VALUE(MID([.C87]; 5; 2))*(15/60)+(VALUE(MID([.C87]; 9; 8))*(16/60/60))" office:value-type="float" office:value="266.426577777778">
            <text:p>266.4265777778</text:p>
          </table:table-cell>
          <table:table-cell table:formula="of:=VALUE(MID(SUBSTITUTE(SUBSTITUTE([.D87]; &quot;−&quot;; &quot;-&quot;); &quot;–&quot;; &quot;-&quot;); 1; 3)) + (VALUE(MID([.D87]; 6; 2))*(15/60)) + (VALUE(MID([.D87]; 10; 7))*(15/60/60))" office:value-type="float" office:value="-28.87625">
            <text:p>-28.87625</text:p>
          </table:table-cell>
          <table:table-cell office:value-type="string">
            <text:p>https://en.wikipedia.org/wiki/GCIRS_13E</text:p>
          </table:table-cell>
        </table:table-row>
        <table:table-row table:style-name="ro2">
          <table:table-cell office:value-type="string">
            <text:p>HLX-1</text:p>
          </table:table-cell>
          <table:table-cell office:value-type="string">
            <text:p>Intermediate Black Hole</text:p>
          </table:table-cell>
          <table:table-cell office:value-type="string">
            <text:p>01h 10m 28.20000s </text:p>
          </table:table-cell>
          <table:table-cell office:value-type="string">
            <text:p>−46° 04′ 22.2000″</text:p>
          </table:table-cell>
          <table:table-cell table:formula="of:=(VALUE(MID([.C88]; 1; 2))*15)+VALUE(MID([.C88]; 5; 2))*(15/60)+(VALUE(MID([.C88]; 9; 8))*(16/60/60))" office:value-type="float" office:value="17.6253333333333">
            <text:p>17.6253333333</text:p>
          </table:table-cell>
          <table:table-cell table:formula="of:=VALUE(MID(SUBSTITUTE(SUBSTITUTE([.D88]; &quot;−&quot;; &quot;-&quot;); &quot;–&quot;; &quot;-&quot;); 1; 3)) + (VALUE(MID([.D88]; 6; 2))*(15/60)) + (VALUE(MID([.D88]; 10; 7))*(15/60/60))" office:value-type="float" office:value="-44.9075">
            <text:p>-44.9075</text:p>
          </table:table-cell>
          <table:table-cell office:value-type="string">
            <text:p>https://en.wikipedia.org/wiki/HLX-1</text:p>
          </table:table-cell>
        </table:table-row>
        <table:table-row table:style-name="ro2">
          <table:table-cell office:value-type="string">
            <text:p>M82 X-1</text:p>
          </table:table-cell>
          <table:table-cell office:value-type="string">
            <text:p>Intermediate Black Hole</text:p>
          </table:table-cell>
          <table:table-cell office:value-type="string">
            <text:p>09h 55m 50.01000s </text:p>
          </table:table-cell>
          <table:table-cell office:value-type="string">
            <text:p>+69° 40′ 46.0000″</text:p>
          </table:table-cell>
          <table:table-cell table:formula="of:=(VALUE(MID([.C89]; 1; 2))*15)+VALUE(MID([.C89]; 5; 2))*(15/60)+(VALUE(MID([.C89]; 9; 8))*(16/60/60))" office:value-type="float" office:value="148.972266666667">
            <text:p>148.9722666667</text:p>
          </table:table-cell>
          <table:table-cell table:formula="of:=VALUE(MID(SUBSTITUTE(SUBSTITUTE([.D89]; &quot;−&quot;; &quot;-&quot;); &quot;–&quot;; &quot;-&quot;); 1; 3)) + (VALUE(MID([.D89]; 6; 2))*(15/60)) + (VALUE(MID([.D89]; 10; 7))*(15/60/60))" office:value-type="float" office:value="79.1916666666667">
            <text:p>79.1916666667</text:p>
          </table:table-cell>
          <table:table-cell office:value-type="string">
            <text:p>https://en.wikipedia.org/wiki/M82_X-1</text:p>
          </table:table-cell>
        </table:table-row>
        <table:table-row table:style-name="ro2">
          <table:table-cell office:value-type="string">
            <text:p>NCG 7078 (Messier 15)</text:p>
          </table:table-cell>
          <table:table-cell office:value-type="string">
            <text:p>Intermediate Black Hole</text:p>
          </table:table-cell>
          <table:table-cell office:value-type="string">
            <text:p>21h 29m 58.33000s </text:p>
          </table:table-cell>
          <table:table-cell office:value-type="string">
            <text:p>+12° 10′ 01.2000″ </text:p>
          </table:table-cell>
          <table:table-cell table:formula="of:=(VALUE(MID([.C90]; 1; 2))*15)+VALUE(MID([.C90]; 5; 2))*(15/60)+(VALUE(MID([.C90]; 9; 8))*(16/60/60))" office:value-type="float" office:value="322.509244444444">
            <text:p>322.5092444444</text:p>
          </table:table-cell>
          <table:table-cell table:formula="of:=VALUE(MID(SUBSTITUTE(SUBSTITUTE([.D90]; &quot;−&quot;; &quot;-&quot;); &quot;–&quot;; &quot;-&quot;); 1; 3)) + (VALUE(MID([.D90]; 6; 2))*(15/60)) + (VALUE(MID([.D90]; 10; 7))*(15/60/60))" office:value-type="float" office:value="14.505">
            <text:p>14.505</text:p>
          </table:table-cell>
          <table:table-cell office:value-type="string">
            <text:p>https://en.wikipedia.org/wiki/Messier_15</text:p>
          </table:table-cell>
        </table:table-row>
        <table:table-row table:style-name="ro1">
          <table:table-cell office:value-type="string">
            <text:p>NGC 205 (Messier 110)</text:p>
          </table:table-cell>
          <table:table-cell office:value-type="string">
            <text:p>Intermediate Black Hole</text:p>
          </table:table-cell>
          <table:table-cell office:value-type="string">
            <text:p>00h 40m 22.05446s</text:p>
          </table:table-cell>
          <table:table-cell office:value-type="string">
            <text:p>+41° 41′ 07.4963″</text:p>
          </table:table-cell>
          <table:table-cell table:formula="of:=(VALUE(MID([.C91]; 1; 2))*15)+VALUE(MID([.C91]; 5; 2))*(15/60)+(VALUE(MID([.C91]; 9; 8))*(16/60/60))" office:value-type="float" office:value="10.0980198222222">
            <text:p>10.0980198222</text:p>
          </table:table-cell>
          <table:table-cell table:formula="of:=VALUE(MID(SUBSTITUTE(SUBSTITUTE([.D91]; &quot;−&quot;; &quot;-&quot;); &quot;–&quot;; &quot;-&quot;); 1; 3)) + (VALUE(MID([.D91]; 6; 2))*(15/60)) + (VALUE(MID([.D91]; 10; 7))*(15/60/60))" office:value-type="float" office:value="51.2812345833333">
            <text:p>51.2812345833</text:p>
          </table:table-cell>
          <table:table-cell office:value-type="string">
            <text:p>https://en.wikipedia.org/wiki/Messier_110</text:p>
          </table:table-cell>
        </table:table-row>
        <table:table-row table:style-name="ro2">
          <table:table-cell office:value-type="string">
            <text:p>NGC 253 (Sculptor Galaxy)</text:p>
          </table:table-cell>
          <table:table-cell office:value-type="string">
            <text:p>Intermediate Black Hole</text:p>
          </table:table-cell>
          <table:table-cell office:value-type="string">
            <text:p>00h 47m 33.00000s</text:p>
          </table:table-cell>
          <table:table-cell office:value-type="string">
            <text:p>−25° 17′ 18.0000″ </text:p>
          </table:table-cell>
          <table:table-cell table:formula="of:=(VALUE(MID([.C92]; 1; 2))*15)+VALUE(MID([.C92]; 5; 2))*(15/60)+(VALUE(MID([.C92]; 9; 8))*(16/60/60))" office:value-type="float" office:value="11.8966666666667">
            <text:p>11.8966666667</text:p>
          </table:table-cell>
          <table:table-cell table:formula="of:=VALUE(MID(SUBSTITUTE(SUBSTITUTE([.D92]; &quot;−&quot;; &quot;-&quot;); &quot;–&quot;; &quot;-&quot;); 1; 3)) + (VALUE(MID([.D92]; 6; 2))*(15/60)) + (VALUE(MID([.D92]; 10; 7))*(15/60/60))" office:value-type="float" office:value="-20.675">
            <text:p>-20.675</text:p>
          </table:table-cell>
          <table:table-cell office:value-type="string">
            <text:p>https://en.wikipedia.org/wiki/Sculptor_Galaxy</text:p>
          </table:table-cell>
        </table:table-row>
        <table:table-row table:style-name="ro2">
          <table:table-cell office:value-type="string">
            <text:p>NGC 598 (Triangulum Galaxy)</text:p>
          </table:table-cell>
          <table:table-cell office:value-type="string">
            <text:p>Intermediate Black Hole</text:p>
          </table:table-cell>
          <table:table-cell office:value-type="string">
            <text:p>01h 33m 50.02000s </text:p>
          </table:table-cell>
          <table:table-cell office:value-type="string">
            <text:p>+30° 39′ 36.7000″</text:p>
          </table:table-cell>
          <table:table-cell table:formula="of:=(VALUE(MID([.C93]; 1; 2))*15)+VALUE(MID([.C93]; 5; 2))*(15/60)+(VALUE(MID([.C93]; 9; 8))*(16/60/60))" office:value-type="float" office:value="23.4723111111111">
            <text:p>23.4723111111</text:p>
          </table:table-cell>
          <table:table-cell table:formula="of:=VALUE(MID(SUBSTITUTE(SUBSTITUTE([.D93]; &quot;−&quot;; &quot;-&quot;); &quot;–&quot;; &quot;-&quot;); 1; 3)) + (VALUE(MID([.D93]; 6; 2))*(15/60)) + (VALUE(MID([.D93]; 10; 7))*(15/60/60))" office:value-type="float" office:value="39.9029166666667">
            <text:p>39.9029166667</text:p>
          </table:table-cell>
          <table:table-cell office:value-type="string">
            <text:p>https://en.wikipedia.org/wiki/Triangulum_Galaxy</text:p>
          </table:table-cell>
        </table:table-row>
        <table:table-row table:style-name="ro2">
          <table:table-cell office:value-type="string">
            <text:p>1E1740.7-2942 (Great Annihilator)</text:p>
          </table:table-cell>
          <table:table-cell office:value-type="string">
            <text:p>Stellar Black Hole</text:p>
          </table:table-cell>
          <table:table-cell office:value-type="string">
            <text:p>17h 43m 54.83000s </text:p>
          </table:table-cell>
          <table:table-cell office:value-type="string">
            <text:p>−29° 44′ 42.6000″</text:p>
          </table:table-cell>
          <table:table-cell table:formula="of:=(VALUE(MID([.C94]; 1; 2))*15)+VALUE(MID([.C94]; 5; 2))*(15/60)+(VALUE(MID([.C94]; 9; 8))*(16/60/60))" office:value-type="float" office:value="265.993688888889">
            <text:p>265.9936888889</text:p>
          </table:table-cell>
          <table:table-cell table:formula="of:=VALUE(MID(SUBSTITUTE(SUBSTITUTE([.D94]; &quot;−&quot;; &quot;-&quot;); &quot;–&quot;; &quot;-&quot;); 1; 3)) + (VALUE(MID([.D94]; 6; 2))*(15/60)) + (VALUE(MID([.D94]; 10; 7))*(15/60/60))" office:value-type="float" office:value="-17.8225">
            <text:p>-17.8225</text:p>
          </table:table-cell>
          <table:table-cell office:value-type="string">
            <text:p>https://en.wikipedia.org/wiki/Great_Annihilator</text:p>
          </table:table-cell>
        </table:table-row>
        <table:table-row table:style-name="ro2">
          <table:table-cell office:value-type="string">
            <text:p>4U 1543-475</text:p>
          </table:table-cell>
          <table:table-cell office:value-type="string">
            <text:p>Stellar Black Hole</text:p>
          </table:table-cell>
          <table:table-cell office:value-type="string">
            <text:p>15h 43m 00.00000s</text:p>
          </table:table-cell>
          <table:table-cell office:value-type="string">
            <text:p>−47° 05′ 00.0000"</text:p>
          </table:table-cell>
          <table:table-cell table:formula="of:=(VALUE(MID([.C95]; 1; 2))*15)+VALUE(MID([.C95]; 5; 2))*(15/60)+(VALUE(MID([.C95]; 9; 8))*(16/60/60))" office:value-type="float" office:value="235.75">
            <text:p>235.75</text:p>
          </table:table-cell>
          <table:table-cell table:formula="of:=VALUE(MID(SUBSTITUTE(SUBSTITUTE([.D95]; &quot;−&quot;; &quot;-&quot;); &quot;–&quot;; &quot;-&quot;); 1; 3)) + (VALUE(MID([.D95]; 6; 2))*(15/60)) + (VALUE(MID([.D95]; 10; 7))*(15/60/60))" office:value-type="float" office:value="-45.75">
            <text:p>-45.75</text:p>
          </table:table-cell>
          <table:table-cell office:value-type="string">
            <text:p>https://en.wikipedia.org/wiki/4U_1543-475</text:p>
          </table:table-cell>
        </table:table-row>
        <table:table-row table:style-name="ro2">
          <table:table-cell office:value-type="string">
            <text:p>A0620-00</text:p>
          </table:table-cell>
          <table:table-cell office:value-type="string">
            <text:p>Stellar Black Hole</text:p>
          </table:table-cell>
          <table:table-cell office:value-type="string">
            <text:p>06h 22m 44.54200s</text:p>
          </table:table-cell>
          <table:table-cell office:value-type="string">
            <text:p>−00° 20′ 44.2900″</text:p>
          </table:table-cell>
          <table:table-cell table:formula="of:=(VALUE(MID([.C96]; 1; 2))*15)+VALUE(MID([.C96]; 5; 2))*(15/60)+(VALUE(MID([.C96]; 9; 8))*(16/60/60))" office:value-type="float" office:value="95.6979644444444">
            <text:p>95.6979644444</text:p>
          </table:table-cell>
          <table:table-cell table:formula="of:=VALUE(MID(SUBSTITUTE(SUBSTITUTE([.D96]; &quot;−&quot;; &quot;-&quot;); &quot;–&quot;; &quot;-&quot;); 1; 3)) + (VALUE(MID([.D96]; 6; 2))*(15/60)) + (VALUE(MID([.D96]; 10; 7))*(15/60/60))" office:value-type="float" office:value="5.18454166666667">
            <text:p>5.1845416667</text:p>
          </table:table-cell>
          <table:table-cell office:value-type="string">
            <text:p>https://en.wikipedia.org/wiki/A0620-00</text:p>
          </table:table-cell>
        </table:table-row>
        <table:table-row table:style-name="ro1">
          <table:table-cell office:value-type="string">
            <text:p>Cygnus X-1</text:p>
          </table:table-cell>
          <table:table-cell office:value-type="string">
            <text:p>Stellar Black Hole</text:p>
          </table:table-cell>
          <table:table-cell office:value-type="string">
            <text:p>19h 58m 21.67595s </text:p>
          </table:table-cell>
          <table:table-cell office:value-type="string">
            <text:p>+35° 12′ 05.7783″ </text:p>
          </table:table-cell>
          <table:table-cell table:formula="of:=(VALUE(MID([.C97]; 1; 2))*15)+VALUE(MID([.C97]; 5; 2))*(15/60)+(VALUE(MID([.C97]; 9; 8))*(16/60/60))" office:value-type="float" office:value="299.596337555556">
            <text:p>299.5963375556</text:p>
          </table:table-cell>
          <table:table-cell table:formula="of:=VALUE(MID(SUBSTITUTE(SUBSTITUTE([.D97]; &quot;−&quot;; &quot;-&quot;); &quot;–&quot;; &quot;-&quot;); 1; 3)) + (VALUE(MID([.D97]; 6; 2))*(15/60)) + (VALUE(MID([.D97]; 10; 7))*(15/60/60))" office:value-type="float" office:value="38.02407625">
            <text:p>38.02407625</text:p>
          </table:table-cell>
          <table:table-cell office:value-type="string">
            <text:p>https://en.wikipedia.org/wiki/Cygnus_X-1</text:p>
          </table:table-cell>
        </table:table-row>
        <table:table-row table:style-name="ro2">
          <table:table-cell office:value-type="string">
            <text:p>Cygnus X-3</text:p>
          </table:table-cell>
          <table:table-cell office:value-type="string">
            <text:p>Stellar Black Hole</text:p>
          </table:table-cell>
          <table:table-cell office:value-type="string">
            <text:p>20h 32m 25.78000s</text:p>
          </table:table-cell>
          <table:table-cell office:value-type="string">
            <text:p>+40° 57′ 27.9000″</text:p>
          </table:table-cell>
          <table:table-cell table:formula="of:=(VALUE(MID([.C98]; 1; 2))*15)+VALUE(MID([.C98]; 5; 2))*(15/60)+(VALUE(MID([.C98]; 9; 8))*(16/60/60))" office:value-type="float" office:value="308.114577777778">
            <text:p>308.1145777778</text:p>
          </table:table-cell>
          <table:table-cell table:formula="of:=VALUE(MID(SUBSTITUTE(SUBSTITUTE([.D98]; &quot;−&quot;; &quot;-&quot;); &quot;–&quot;; &quot;-&quot;); 1; 3)) + (VALUE(MID([.D98]; 6; 2))*(15/60)) + (VALUE(MID([.D98]; 10; 7))*(15/60/60))" office:value-type="float" office:value="54.36625">
            <text:p>54.36625</text:p>
          </table:table-cell>
          <table:table-cell office:value-type="string">
            <text:p>https://en.wikipedia.org/wiki/Cygnus_X-3</text:p>
          </table:table-cell>
        </table:table-row>
        <table:table-row table:style-name="ro2">
          <table:table-cell office:value-type="string">
            <text:p>GRO J0422+32</text:p>
          </table:table-cell>
          <table:table-cell office:value-type="string">
            <text:p>Stellar Black Hole</text:p>
          </table:table-cell>
          <table:table-cell office:value-type="string">
            <text:p>04h 21m 42.77000s </text:p>
          </table:table-cell>
          <table:table-cell office:value-type="string">
            <text:p>+32° 54′ 26.7000″ </text:p>
          </table:table-cell>
          <table:table-cell table:formula="of:=(VALUE(MID([.C99]; 1; 2))*15)+VALUE(MID([.C99]; 5; 2))*(15/60)+(VALUE(MID([.C99]; 9; 8))*(16/60/60))" office:value-type="float" office:value="65.4400888888889">
            <text:p>65.4400888889</text:p>
          </table:table-cell>
          <table:table-cell table:formula="of:=VALUE(MID(SUBSTITUTE(SUBSTITUTE([.D99]; &quot;−&quot;; &quot;-&quot;); &quot;–&quot;; &quot;-&quot;); 1; 3)) + (VALUE(MID([.D99]; 6; 2))*(15/60)) + (VALUE(MID([.D99]; 10; 7))*(15/60/60))" office:value-type="float" office:value="45.61125">
            <text:p>45.61125</text:p>
          </table:table-cell>
          <table:table-cell office:value-type="string">
            <text:p>https://en.wikipedia.org/wiki/GRO_J0422%2B32</text:p>
          </table:table-cell>
        </table:table-row>
        <table:table-row table:style-name="ro2">
          <table:table-cell office:value-type="string">
            <text:p>GRO J1655-40</text:p>
          </table:table-cell>
          <table:table-cell office:value-type="string">
            <text:p>Stellar Black Hole</text:p>
          </table:table-cell>
          <table:table-cell office:value-type="string">
            <text:p>16h 54m 00.14000s </text:p>
          </table:table-cell>
          <table:table-cell office:value-type="string">
            <text:p>−39° 50′ 44.9000″ </text:p>
          </table:table-cell>
          <table:table-cell table:formula="of:=(VALUE(MID([.C100]; 1; 2))*15)+VALUE(MID([.C100]; 5; 2))*(15/60)+(VALUE(MID([.C100]; 9; 8))*(16/60/60))" office:value-type="float" office:value="253.500622222222">
            <text:p>253.5006222222</text:p>
          </table:table-cell>
          <table:table-cell table:formula="of:=VALUE(MID(SUBSTITUTE(SUBSTITUTE([.D100]; &quot;−&quot;; &quot;-&quot;); &quot;–&quot;; &quot;-&quot;); 1; 3)) + (VALUE(MID([.D100]; 6; 2))*(15/60)) + (VALUE(MID([.D100]; 10; 7))*(15/60/60))" office:value-type="float" office:value="-26.3129166666667">
            <text:p>-26.3129166667</text:p>
          </table:table-cell>
          <table:table-cell office:value-type="string">
            <text:p>https://en.wikipedia.org/wiki/GRO_J1655-40</text:p>
          </table:table-cell>
        </table:table-row>
        <table:table-row table:style-name="ro2">
          <table:table-cell office:value-type="string">
            <text:p>GRS 1124-683</text:p>
          </table:table-cell>
          <table:table-cell office:value-type="string">
            <text:p>Stellar Black Hole</text:p>
          </table:table-cell>
          <table:table-cell office:value-type="string">
            <text:p>11h 26m 26.60000s </text:p>
          </table:table-cell>
          <table:table-cell office:value-type="string">
            <text:p>−68° 40′ 32.3000″</text:p>
          </table:table-cell>
          <table:table-cell table:formula="of:=(VALUE(MID([.C101]; 1; 2))*15)+VALUE(MID([.C101]; 5; 2))*(15/60)+(VALUE(MID([.C101]; 9; 8))*(16/60/60))" office:value-type="float" office:value="171.618222222222">
            <text:p>171.6182222222</text:p>
          </table:table-cell>
          <table:table-cell table:formula="of:=VALUE(MID(SUBSTITUTE(SUBSTITUTE([.D101]; &quot;−&quot;; &quot;-&quot;); &quot;–&quot;; &quot;-&quot;); 1; 3)) + (VALUE(MID([.D101]; 6; 2))*(15/60)) + (VALUE(MID([.D101]; 10; 7))*(15/60/60))" office:value-type="float" office:value="-57.8654166666667">
            <text:p>-57.8654166667</text:p>
          </table:table-cell>
          <table:table-cell office:value-type="string">
            <text:p>https://en.wikipedia.org/wiki/GRS_1124-683</text:p>
          </table:table-cell>
        </table:table-row>
        <table:table-row table:style-name="ro2">
          <table:table-cell office:value-type="string">
            <text:p>GRS 1915+105</text:p>
          </table:table-cell>
          <table:table-cell office:value-type="string">
            <text:p>Stellar Black Hole</text:p>
          </table:table-cell>
          <table:table-cell office:value-type="string">
            <text:p>19h 15m 11.60000s</text:p>
          </table:table-cell>
          <table:table-cell office:value-type="string">
            <text:p>+10° 56′ 44.0000″</text:p>
          </table:table-cell>
          <table:table-cell table:formula="of:=(VALUE(MID([.C102]; 1; 2))*15)+VALUE(MID([.C102]; 5; 2))*(15/60)+(VALUE(MID([.C102]; 9; 8))*(16/60/60))" office:value-type="float" office:value="288.801555555556">
            <text:p>288.8015555556</text:p>
          </table:table-cell>
          <table:table-cell table:formula="of:=VALUE(MID(SUBSTITUTE(SUBSTITUTE([.D102]; &quot;−&quot;; &quot;-&quot;); &quot;–&quot;; &quot;-&quot;); 1; 3)) + (VALUE(MID([.D102]; 6; 2))*(15/60)) + (VALUE(MID([.D102]; 10; 7))*(15/60/60))" office:value-type="float" office:value="24.1833333333333">
            <text:p>24.1833333333</text:p>
          </table:table-cell>
          <table:table-cell office:value-type="string">
            <text:p>https://en.wikipedia.org/wiki/GRS_1915%2B105</text:p>
          </table:table-cell>
        </table:table-row>
        <table:table-row table:style-name="ro2">
          <table:table-cell office:value-type="string">
            <text:p>GS 2000+25</text:p>
          </table:table-cell>
          <table:table-cell office:value-type="string">
            <text:p>Stellar Black Hole</text:p>
          </table:table-cell>
          <table:table-cell office:value-type="string">
            <text:p>20h 02m 49.58000s </text:p>
          </table:table-cell>
          <table:table-cell office:value-type="string">
            <text:p>+25° 14′ 11.3000″ </text:p>
          </table:table-cell>
          <table:table-cell table:formula="of:=(VALUE(MID([.C103]; 1; 2))*15)+VALUE(MID([.C103]; 5; 2))*(15/60)+(VALUE(MID([.C103]; 9; 8))*(16/60/60))" office:value-type="float" office:value="300.720355555556">
            <text:p>300.7203555556</text:p>
          </table:table-cell>
          <table:table-cell table:formula="of:=VALUE(MID(SUBSTITUTE(SUBSTITUTE([.D103]; &quot;−&quot;; &quot;-&quot;); &quot;–&quot;; &quot;-&quot;); 1; 3)) + (VALUE(MID([.D103]; 6; 2))*(15/60)) + (VALUE(MID([.D103]; 10; 7))*(15/60/60))" office:value-type="float" office:value="28.5470833333333">
            <text:p>28.5470833333</text:p>
          </table:table-cell>
          <table:table-cell office:value-type="string">
            <text:p>https://en.wikipedia.org/wiki/GS_2000%2B25</text:p>
          </table:table-cell>
        </table:table-row>
        <table:table-row table:style-name="ro1">
          <table:table-cell office:value-type="string">
            <text:p>GX 339-4</text:p>
          </table:table-cell>
          <table:table-cell office:value-type="string">
            <text:p>Stellar Black Hole</text:p>
          </table:table-cell>
          <table:table-cell office:value-type="string">
            <text:p>17h 02m 49.50000s </text:p>
          </table:table-cell>
          <table:table-cell office:value-type="string">
            <text:p>−48° 47′ 23.0000″</text:p>
          </table:table-cell>
          <table:table-cell table:formula="of:=(VALUE(MID([.C104]; 1; 2))*15)+VALUE(MID([.C104]; 5; 2))*(15/60)+(VALUE(MID([.C104]; 9; 8))*(16/60/60))" office:value-type="float" office:value="255.72">
            <text:p>255.72</text:p>
          </table:table-cell>
          <table:table-cell table:formula="of:=VALUE(MID(SUBSTITUTE(SUBSTITUTE([.D104]; &quot;−&quot;; &quot;-&quot;); &quot;–&quot;; &quot;-&quot;); 1; 3)) + (VALUE(MID([.D104]; 6; 2))*(15/60)) + (VALUE(MID([.D104]; 10; 7))*(15/60/60))" office:value-type="float" office:value="-36.1541666666667">
            <text:p>-36.1541666667</text:p>
          </table:table-cell>
          <table:table-cell office:value-type="string">
            <text:p>https://en.wikipedia.org/wiki/GX_339-4</text:p>
          </table:table-cell>
        </table:table-row>
        <table:table-row table:style-name="ro2">
          <table:table-cell office:value-type="string">
            <text:p>HR 6819</text:p>
          </table:table-cell>
          <table:table-cell office:value-type="string">
            <text:p>Stellar Black Hole</text:p>
          </table:table-cell>
          <table:table-cell office:value-type="string">
            <text:p>18h 17m 07.53179s </text:p>
          </table:table-cell>
          <table:table-cell office:value-type="string">
            <text:p>−56° 01′ 24.0876″ </text:p>
          </table:table-cell>
          <table:table-cell table:formula="of:=(VALUE(MID([.C105]; 1; 2))*15)+VALUE(MID([.C105]; 5; 2))*(15/60)+(VALUE(MID([.C105]; 9; 8))*(16/60/60))" office:value-type="float" office:value="274.283474622222">
            <text:p>274.2834746222</text:p>
          </table:table-cell>
          <table:table-cell table:formula="of:=VALUE(MID(SUBSTITUTE(SUBSTITUTE([.D105]; &quot;−&quot;; &quot;-&quot;); &quot;–&quot;; &quot;-&quot;); 1; 3)) + (VALUE(MID([.D105]; 6; 2))*(15/60)) + (VALUE(MID([.D105]; 10; 7))*(15/60/60))" office:value-type="float" office:value="-55.649635">
            <text:p>-55.649635</text:p>
          </table:table-cell>
          <table:table-cell office:value-type="string">
            <text:p>https://en.wikipedia.org/wiki/HR_6819</text:p>
          </table:table-cell>
        </table:table-row>
        <table:table-row table:style-name="ro2">
          <table:table-cell office:value-type="string">
            <text:p>IGR J17091-3624</text:p>
          </table:table-cell>
          <table:table-cell office:value-type="string">
            <text:p>Stellar Black Hole</text:p>
          </table:table-cell>
          <table:table-cell office:value-type="string">
            <text:p>17h 09m 08.00000s </text:p>
          </table:table-cell>
          <table:table-cell office:value-type="string">
            <text:p>−36° 24′ 24.0000″</text:p>
          </table:table-cell>
          <table:table-cell table:formula="of:=(VALUE(MID([.C106]; 1; 2))*15)+VALUE(MID([.C106]; 5; 2))*(15/60)+(VALUE(MID([.C106]; 9; 8))*(16/60/60))" office:value-type="float" office:value="257.285555555556">
            <text:p>257.2855555556</text:p>
          </table:table-cell>
          <table:table-cell table:formula="of:=VALUE(MID(SUBSTITUTE(SUBSTITUTE([.D106]; &quot;−&quot;; &quot;-&quot;); &quot;–&quot;; &quot;-&quot;); 1; 3)) + (VALUE(MID([.D106]; 6; 2))*(15/60)) + (VALUE(MID([.D106]; 10; 7))*(15/60/60))" office:value-type="float" office:value="-29.9">
            <text:p>-29.9</text:p>
          </table:table-cell>
          <table:table-cell office:value-type="string">
            <text:p>https://en.wikipedia.org/wiki/IGR_J17091-3624</text:p>
          </table:table-cell>
        </table:table-row>
        <table:table-row table:style-name="ro2">
          <table:table-cell office:value-type="string">
            <text:p>LB-1</text:p>
          </table:table-cell>
          <table:table-cell office:value-type="string">
            <text:p>Stellar Black Hole</text:p>
          </table:table-cell>
          <table:table-cell office:value-type="string">
            <text:p>06h 11m 49.07630s</text:p>
          </table:table-cell>
          <table:table-cell office:value-type="string">
            <text:p>+22° 49′ 32.6860″ </text:p>
          </table:table-cell>
          <table:table-cell table:formula="of:=(VALUE(MID([.C107]; 1; 2))*15)+VALUE(MID([.C107]; 5; 2))*(15/60)+(VALUE(MID([.C107]; 9; 8))*(16/60/60))" office:value-type="float" office:value="92.9681168888889">
            <text:p>92.9681168889</text:p>
          </table:table-cell>
          <table:table-cell table:formula="of:=VALUE(MID(SUBSTITUTE(SUBSTITUTE([.D107]; &quot;−&quot;; &quot;-&quot;); &quot;–&quot;; &quot;-&quot;); 1; 3)) + (VALUE(MID([.D107]; 6; 2))*(15/60)) + (VALUE(MID([.D107]; 10; 7))*(15/60/60))" office:value-type="float" office:value="34.3861916666667">
            <text:p>34.3861916667</text:p>
          </table:table-cell>
          <table:table-cell office:value-type="string">
            <text:p>https://en.wikipedia.org/wiki/LB-1</text:p>
          </table:table-cell>
        </table:table-row>
        <table:table-row table:style-name="ro2">
          <table:table-cell office:value-type="string">
            <text:p>M33 X-7</text:p>
          </table:table-cell>
          <table:table-cell office:value-type="string">
            <text:p>Stellar Black Hole</text:p>
          </table:table-cell>
          <table:table-cell office:value-type="string">
            <text:p>01h 33m 34.13000s</text:p>
          </table:table-cell>
          <table:table-cell office:value-type="string">
            <text:p>+30° 32′ 11.3000″</text:p>
          </table:table-cell>
          <table:table-cell table:formula="of:=(VALUE(MID([.C108]; 1; 2))*15)+VALUE(MID([.C108]; 5; 2))*(15/60)+(VALUE(MID([.C108]; 9; 8))*(16/60/60))" office:value-type="float" office:value="23.4016888888889">
            <text:p>23.4016888889</text:p>
          </table:table-cell>
          <table:table-cell table:formula="of:=VALUE(MID(SUBSTITUTE(SUBSTITUTE([.D108]; &quot;−&quot;; &quot;-&quot;); &quot;–&quot;; &quot;-&quot;); 1; 3)) + (VALUE(MID([.D108]; 6; 2))*(15/60)) + (VALUE(MID([.D108]; 10; 7))*(15/60/60))" office:value-type="float" office:value="38.0470833333333">
            <text:p>38.0470833333</text:p>
          </table:table-cell>
          <table:table-cell office:value-type="string">
            <text:p>https://en.wikipedia.org/wiki/M33_X-7</text:p>
          </table:table-cell>
        </table:table-row>
        <table:table-row table:style-name="ro1">
          <table:table-cell office:value-type="string">
            <text:p>SN 1997D</text:p>
          </table:table-cell>
          <table:table-cell office:value-type="string">
            <text:p>Stellar Black Hole</text:p>
          </table:table-cell>
          <table:table-cell office:value-type="string">
            <text:p>04h 10m 59.83800s</text:p>
          </table:table-cell>
          <table:table-cell office:value-type="string">
            <text:p>−56° 28′ 49.6400″</text:p>
          </table:table-cell>
          <table:table-cell table:formula="of:=(VALUE(MID([.C109]; 1; 2))*15)+VALUE(MID([.C109]; 5; 2))*(15/60)+(VALUE(MID([.C109]; 9; 8))*(16/60/60))" office:value-type="float" office:value="62.7659466666667">
            <text:p>62.7659466667</text:p>
          </table:table-cell>
          <table:table-cell table:formula="of:=VALUE(MID(SUBSTITUTE(SUBSTITUTE([.D109]; &quot;−&quot;; &quot;-&quot;); &quot;–&quot;; &quot;-&quot;); 1; 3)) + (VALUE(MID([.D109]; 6; 2))*(15/60)) + (VALUE(MID([.D109]; 10; 7))*(15/60/60))" office:value-type="float" office:value="-48.7931666666667">
            <text:p>-48.7931666667</text:p>
          </table:table-cell>
          <table:table-cell office:value-type="string">
            <text:p>https://en.wikipedia.org/wiki/SN_1997D</text:p>
          </table:table-cell>
        </table:table-row>
        <table:table-row table:style-name="ro2">
          <table:table-cell office:value-type="string">
            <text:p>SS 433</text:p>
          </table:table-cell>
          <table:table-cell office:value-type="string">
            <text:p>Stellar Black Hole</text:p>
          </table:table-cell>
          <table:table-cell office:value-type="string">
            <text:p>19h 11m 49.56000s</text:p>
          </table:table-cell>
          <table:table-cell office:value-type="string">
            <text:p>+04° 58′ 57.8000″</text:p>
          </table:table-cell>
          <table:table-cell table:formula="of:=(VALUE(MID([.C110]; 1; 2))*15)+VALUE(MID([.C110]; 5; 2))*(15/60)+(VALUE(MID([.C110]; 9; 8))*(16/60/60))" office:value-type="float" office:value="287.970266666667">
            <text:p>287.9702666667</text:p>
          </table:table-cell>
          <table:table-cell table:formula="of:=VALUE(MID(SUBSTITUTE(SUBSTITUTE([.D110]; &quot;−&quot;; &quot;-&quot;); &quot;–&quot;; &quot;-&quot;); 1; 3)) + (VALUE(MID([.D110]; 6; 2))*(15/60)) + (VALUE(MID([.D110]; 10; 7))*(15/60/60))" office:value-type="float" office:value="18.7408333333333">
            <text:p>18.7408333333</text:p>
          </table:table-cell>
          <table:table-cell office:value-type="string">
            <text:p>https://en.wikipedia.org/wiki/SS_433</text:p>
          </table:table-cell>
        </table:table-row>
        <table:table-row table:style-name="ro1">
          <table:table-cell office:value-type="string">
            <text:p>V404 Cygni</text:p>
          </table:table-cell>
          <table:table-cell office:value-type="string">
            <text:p>Stellar Black Hole</text:p>
          </table:table-cell>
          <table:table-cell office:value-type="string">
            <text:p>20h 24m 03.83000s</text:p>
          </table:table-cell>
          <table:table-cell office:value-type="string">
            <text:p>+33° 52′ 02.2000″</text:p>
          </table:table-cell>
          <table:table-cell table:formula="of:=(VALUE(MID([.C111]; 1; 2))*15)+VALUE(MID([.C111]; 5; 2))*(15/60)+(VALUE(MID([.C111]; 9; 8))*(16/60/60))" office:value-type="float" office:value="306.017022222222">
            <text:p>306.0170222222</text:p>
          </table:table-cell>
          <table:table-cell table:formula="of:=VALUE(MID(SUBSTITUTE(SUBSTITUTE([.D111]; &quot;−&quot;; &quot;-&quot;); &quot;–&quot;; &quot;-&quot;); 1; 3)) + (VALUE(MID([.D111]; 6; 2))*(15/60)) + (VALUE(MID([.D111]; 10; 7))*(15/60/60))" office:value-type="float" office:value="46.0091666666667">
            <text:p>46.0091666667</text:p>
          </table:table-cell>
          <table:table-cell office:value-type="string">
            <text:p>https://en.wikipedia.org/wiki/V404_Cygni</text:p>
          </table:table-cell>
        </table:table-row>
        <table:table-row table:style-name="ro1">
          <table:table-cell office:value-type="string">
            <text:p>XTE J1118+480</text:p>
          </table:table-cell>
          <table:table-cell office:value-type="string">
            <text:p>Stellar Black Hole</text:p>
          </table:table-cell>
          <table:table-cell office:value-type="string">
            <text:p>11h 18m 10.80000s </text:p>
          </table:table-cell>
          <table:table-cell office:value-type="string">
            <text:p>+48° 02′ 12.3000″</text:p>
          </table:table-cell>
          <table:table-cell table:formula="of:=(VALUE(MID([.C112]; 1; 2))*15)+VALUE(MID([.C112]; 5; 2))*(15/60)+(VALUE(MID([.C112]; 9; 8))*(16/60/60))" office:value-type="float" office:value="169.548">
            <text:p>169.548</text:p>
          </table:table-cell>
          <table:table-cell table:formula="of:=VALUE(MID(SUBSTITUTE(SUBSTITUTE([.D112]; &quot;−&quot;; &quot;-&quot;); &quot;–&quot;; &quot;-&quot;); 1; 3)) + (VALUE(MID([.D112]; 6; 2))*(15/60)) + (VALUE(MID([.D112]; 10; 7))*(15/60/60))" office:value-type="float" office:value="48.55125">
            <text:p>48.55125</text:p>
          </table:table-cell>
          <table:table-cell office:value-type="string">
            <text:p>https://en.wikipedia.org/wiki/XTE_J1118%2B480</text:p>
          </table:table-cell>
        </table:table-row>
        <table:table-row table:style-name="ro2">
          <table:table-cell office:value-type="string">
            <text:p>XTE J1550–564</text:p>
          </table:table-cell>
          <table:table-cell office:value-type="string">
            <text:p>Stellar Black Hole</text:p>
          </table:table-cell>
          <table:table-cell office:value-type="string">
            <text:p>15h 50m 58.78000s</text:p>
          </table:table-cell>
          <table:table-cell office:value-type="string">
            <text:p>−56° 28′ 35.0000″</text:p>
          </table:table-cell>
          <table:table-cell table:formula="of:=(VALUE(MID([.C113]; 1; 2))*15)+VALUE(MID([.C113]; 5; 2))*(15/60)+(VALUE(MID([.C113]; 9; 8))*(16/60/60))" office:value-type="float" office:value="237.761244444444">
            <text:p>237.7612444444</text:p>
          </table:table-cell>
          <table:table-cell table:formula="of:=VALUE(MID(SUBSTITUTE(SUBSTITUTE([.D113]; &quot;−&quot;; &quot;-&quot;); &quot;–&quot;; &quot;-&quot;); 1; 3)) + (VALUE(MID([.D113]; 6; 2))*(15/60)) + (VALUE(MID([.D113]; 10; 7))*(15/60/60))" office:value-type="float" office:value="-48.8541666666667">
            <text:p>-48.8541666667</text:p>
          </table:table-cell>
          <table:table-cell office:value-type="string">
            <text:p>https://en.wikipedia.org/wiki/XTE_J1550%E2%80%93564</text:p>
          </table:table-cell>
        </table:table-row>
        <table:table-row table:style-name="ro1">
          <table:table-cell office:value-type="string">
            <text:p>XTE J1650-500</text:p>
          </table:table-cell>
          <table:table-cell office:value-type="string">
            <text:p>Stellar Black Hole</text:p>
          </table:table-cell>
          <table:table-cell office:value-type="string">
            <text:p>16h 50m 00.98000s</text:p>
          </table:table-cell>
          <table:table-cell office:value-type="string">
            <text:p>−49° 57′ 43.6000″</text:p>
          </table:table-cell>
          <table:table-cell table:formula="of:=(VALUE(MID([.C114]; 1; 2))*15)+VALUE(MID([.C114]; 5; 2))*(15/60)+(VALUE(MID([.C114]; 9; 8))*(16/60/60))" office:value-type="float" office:value="252.504355555556">
            <text:p>252.5043555556</text:p>
          </table:table-cell>
          <table:table-cell table:formula="of:=VALUE(MID(SUBSTITUTE(SUBSTITUTE([.D114]; &quot;−&quot;; &quot;-&quot;); &quot;–&quot;; &quot;-&quot;); 1; 3)) + (VALUE(MID([.D114]; 6; 2))*(15/60)) + (VALUE(MID([.D114]; 10; 7))*(15/60/60))" office:value-type="float" office:value="-34.5683333333333">
            <text:p>-34.5683333333</text:p>
          </table:table-cell>
          <table:table-cell office:value-type="string">
            <text:p>https://en.wikipedia.org/wiki/XTE_J1650-500</text:p>
          </table:table-cell>
        </table:table-row>
        <table:table-row table:style-name="ro1">
          <table:table-cell office:value-type="string">
            <text:p>V4641 Sagittarii</text:p>
          </table:table-cell>
          <table:table-cell office:value-type="string">
            <text:p>Stellar Black Hole</text:p>
          </table:table-cell>
          <table:table-cell office:value-type="string">
            <text:p>18h 19m 21.63427s </text:p>
          </table:table-cell>
          <table:table-cell office:value-type="string">
            <text:p>−25° 24′ 25.8493″ </text:p>
          </table:table-cell>
          <table:table-cell table:formula="of:=(VALUE(MID([.C115]; 1; 2))*15)+VALUE(MID([.C115]; 5; 2))*(15/60)+(VALUE(MID([.C115]; 9; 8))*(16/60/60))" office:value-type="float" office:value="274.846152311111">
            <text:p>274.8461523111</text:p>
          </table:table-cell>
          <table:table-cell table:formula="of:=VALUE(MID(SUBSTITUTE(SUBSTITUTE([.D115]; &quot;−&quot;; &quot;-&quot;); &quot;–&quot;; &quot;-&quot;); 1; 3)) + (VALUE(MID([.D115]; 6; 2))*(15/60)) + (VALUE(MID([.D115]; 10; 7))*(15/60/60))" office:value-type="float" office:value="-18.8922945833333">
            <text:p>-18.8922945833</text:p>
          </table:table-cell>
          <table:table-cell office:value-type="string">
            <text:p>https://en.wikipedia.org/wiki/V4641_Sagittarii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5">02/15/2022</text:date>, <text:time>11:1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4T13:08:28.18</meta:creation-date>
    <dc:date>2022-02-15T11:06:12.58</dc:date>
    <meta:editing-duration>PT21H42M10S</meta:editing-duration>
    <meta:editing-cycles>8</meta:editing-cycles>
    <meta:generator>OpenOffice/4.1.10$Win32 OpenOffice.org_project/4110m2$Build-9807</meta:generator>
    <meta:document-statistic meta:table-count="3" meta:cell-count="805" meta:object-count="0"/>
  </office:meta>
</office:document-meta>
</file>